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KaitiM GB" svg:font-family="'AR PL KaitiM GB'" style:font-family-generic="system" style:font-pitch="variable"/>
    <style:font-face style:name="Arial" svg:font-family="Arial"/>
    <style:font-face style:name="Cambria" svg:font-family="Cambria"/>
    <style:font-face style:name="Century Gothic" svg:font-family="'Century Gothic'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Poppins" svg:font-family="Poppins"/>
    <style:font-face style:name="Roboto" svg:font-family="Roboto"/>
    <style:font-face style:name="Roboto1" svg:font-family="Roboto" style:font-pitch="variable"/>
  </office:font-face-decls>
  <office:automatic-styles>
    <style:style style:name="co1" style:family="table-column">
      <style:table-column-properties fo:break-before="auto" style:column-width="0.616cm"/>
    </style:style>
    <style:style style:name="co2" style:family="table-column">
      <style:table-column-properties fo:break-before="auto" style:column-width="1.595cm"/>
    </style:style>
    <style:style style:name="co3" style:family="table-column">
      <style:table-column-properties fo:break-before="auto" style:column-width="6.608cm"/>
    </style:style>
    <style:style style:name="co4" style:family="table-column">
      <style:table-column-properties fo:break-before="auto" style:column-width="2.351cm"/>
    </style:style>
    <style:style style:name="co5" style:family="table-column">
      <style:table-column-properties fo:break-before="auto" style:column-width="1.679cm"/>
    </style:style>
    <style:style style:name="co6" style:family="table-column">
      <style:table-column-properties fo:break-before="auto" style:column-width="2.464cm"/>
    </style:style>
    <style:style style:name="co7" style:family="table-column">
      <style:table-column-properties fo:break-before="auto" style:column-width="0.42cm"/>
    </style:style>
    <style:style style:name="co8" style:family="table-column">
      <style:table-column-properties fo:break-before="auto" style:column-width="0.452cm"/>
    </style:style>
    <style:style style:name="co9" style:family="table-column">
      <style:table-column-properties fo:break-before="auto" style:column-width="0.543cm"/>
    </style:style>
    <style:style style:name="co10" style:family="table-column">
      <style:table-column-properties fo:break-before="auto" style:column-width="2.828cm"/>
    </style:style>
    <style:style style:name="ro1" style:family="table-row">
      <style:table-row-properties style:row-height="0.741cm" fo:break-before="auto" style:use-optimal-row-height="false"/>
    </style:style>
    <style:style style:name="ro2" style:family="table-row">
      <style:table-row-properties style:row-height="0.476cm" fo:break-before="auto" style:use-optimal-row-height="false"/>
    </style:style>
    <style:style style:name="ro3" style:family="table-row">
      <style:table-row-properties style:row-height="0.423cm" fo:break-before="auto" style:use-optimal-row-height="false"/>
    </style:style>
    <style:style style:name="ro4" style:family="table-row">
      <style:table-row-properties style:row-height="0.609cm" fo:break-before="auto" style:use-optimal-row-height="false"/>
    </style:style>
    <style:style style:name="ro5" style:family="table-row">
      <style:table-row-properties style:row-height="0.556cm" fo:break-before="auto" style:use-optimal-row-height="false"/>
    </style:style>
    <style:style style:name="ro6" style:family="table-row">
      <style:table-row-properties style:row-height="0.452cm" fo:break-before="auto" style:use-optimal-row-height="false"/>
    </style:style>
    <style:style style:name="ta1" style:family="table" style:master-page-name="PageStyle_5f_Diagrama_20_de_20_Gantt">
      <style:table-properties table:display="true" style:writing-mode="lr-tb" table:tab-color="#3d85c6"/>
    </style:style>
    <number:number-style style:name="N3">
      <number:number number:decimal-places="0" number:min-decimal-places="0" number:min-integer-digits="1" number:grouping="true"/>
    </number:number-style>
    <number:percentage-style style:name="N10">
      <number:number number:decimal-places="0" number:min-decimal-places="0" number:min-integer-digits="1"/>
      <number:text>%</number:text>
    </number:percentage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Poppins" fo:font-size="11pt" fo:font-style="normal" fo:text-shadow="none" style:text-underline-style="none" fo:font-weight="normal" style:font-size-asian="11pt" style:font-style-asian="normal" style:font-weight-asian="normal" style:font-name-complex="Poppins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Roboto" fo:font-size="8pt" fo:font-style="normal" fo:text-shadow="none" style:text-underline-style="none" fo:font-weight="normal" style:font-size-asian="8pt" style:font-style-asian="normal" style:font-weight-asian="normal" style:font-name-complex="Roboto" style:font-size-complex="8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Roboto" fo:font-size="8pt" fo:font-style="normal" fo:text-shadow="none" style:text-underline-style="none" fo:font-weight="normal" style:font-size-asian="8pt" style:font-style-asian="normal" style:font-weight-asian="normal" style:font-name-complex="Roboto" style:font-size-complex="8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Roboto" fo:font-size="9pt" fo:font-style="normal" fo:text-shadow="none" style:text-underline-style="none" fo:font-weight="normal" style:font-size-asian="9pt" style:font-style-asian="normal" style:font-weight-asian="normal" style:font-name-complex="Roboto" style:font-size-complex="9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9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b5394" style:text-outline="false" style:text-line-through-style="none" style:text-line-through-type="none" style:font-name="Poppins" fo:font-size="30pt" fo:font-style="normal" fo:text-shadow="none" style:text-underline-style="none" fo:font-weight="bold" style:font-size-asian="30pt" style:font-style-asian="normal" style:font-weight-asian="bold" style:font-name-complex="Poppins" style:font-size-complex="30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434343" style:text-outline="false" style:text-line-through-style="none" style:text-line-through-type="none" style:font-name="Poppins" fo:font-size="11pt" fo:font-style="normal" fo:text-shadow="none" style:text-underline-style="none" fo:font-weight="bold" style:font-size-asian="11pt" style:font-style-asian="normal" style:font-weight-asian="bold" style:font-name-complex="Poppins" style:font-size-complex="11pt" style:font-style-complex="normal" style:font-weight-complex="bold"/>
    </style:style>
    <style:style style:name="ce13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4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Roboto" fo:font-size="8pt" fo:font-style="normal" fo:text-shadow="none" style:text-underline-style="none" fo:font-weight="normal" style:font-size-asian="8pt" style:font-style-asian="normal" style:font-weight-asian="normal" style:font-name-complex="Roboto" style:font-size-complex="8pt" style:font-style-complex="normal" style:font-weight-complex="normal"/>
    </style:style>
    <style:style style:name="ce1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8pt" fo:font-style="normal" fo:text-shadow="none" style:text-underline-style="none" fo:font-weight="normal" style:font-size-asian="8pt" style:font-style-asian="normal" style:font-weight-asian="normal" style:font-name-complex="Roboto" style:font-size-complex="8pt" style:font-style-complex="normal" style:font-weight-complex="normal"/>
    </style:style>
    <style:style style:name="ce16" style:family="table-cell" style:parent-style-name="Default">
      <style:table-cell-properties fo:background-color="#efefef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</style:style>
    <style:style style:name="ce17" style:family="table-cell" style:parent-style-name="Default">
      <style:table-cell-properties fo:border-bottom="0.74pt solid #cccccc" fo:background-color="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18" style:family="table-cell" style:parent-style-name="Default" style:data-style-name="N116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2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b5394" style:text-outline="false" style:text-line-through-style="none" style:text-line-through-type="none" style:font-name="Poppins" fo:font-size="11pt" fo:font-style="normal" fo:text-shadow="none" style:text-underline-style="none" fo:font-weight="bold" style:font-size-asian="11pt" style:font-style-asian="normal" style:font-weight-asian="bold" style:font-name-complex="Poppins" style:font-size-complex="11pt" style:font-style-complex="normal" style:font-weight-complex="bold"/>
    </style:style>
    <style:style style:name="ce147" style:family="table-cell" style:parent-style-name="Default">
      <style:table-cell-properties fo:border-bottom="2.49pt solid #0b5394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b5394" style:text-outline="false" style:text-line-through-style="none" style:text-line-through-type="none" style:font-name="Roboto" fo:font-size="30pt" fo:font-style="normal" fo:text-shadow="none" style:text-underline-style="none" fo:font-weight="bold" style:font-size-asian="30pt" style:font-style-asian="normal" style:font-weight-asian="bold" style:font-name-complex="Roboto" style:font-size-complex="30pt" style:font-style-complex="normal" style:font-weight-complex="bold"/>
    </style:style>
    <style:style style:name="ce148" style:family="table-cell" style:parent-style-name="Default">
      <style:table-cell-properties fo:border-bottom="0.74pt solid 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666666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24" style:family="table-cell" style:parent-style-name="Default">
      <style:table-cell-properties fo:border-bottom="0.74pt solid #cccccc" fo:background-color="#cccccc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25" style:family="table-cell" style:parent-style-name="Default">
      <style:table-cell-properties fo:border-bottom="0.74pt solid #b7b7b7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151" style:family="table-cell" style:parent-style-name="Default">
      <style:table-cell-properties fo:border-bottom="2.49pt solid #0b5394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434343" style:text-outline="false" style:text-line-through-style="none" style:text-line-through-type="none" style:font-name="Poppins" fo:font-size="11pt" fo:font-style="normal" fo:text-shadow="none" style:text-underline-style="none" fo:font-weight="normal" style:font-size-asian="11pt" style:font-style-asian="normal" style:font-weight-asian="normal" style:font-name-complex="Poppins" style:font-size-complex="11pt" style:font-style-complex="normal" style:font-weight-complex="normal"/>
    </style:style>
    <style:style style:name="ce29" style:family="table-cell" style:parent-style-name="Default">
      <style:table-cell-properties fo:border-bottom="0.74pt solid #d9d9d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30" style:family="table-cell" style:parent-style-name="Default">
      <style:table-cell-properties fo:border-bottom="0.74pt solid #cccccc" fo:background-color="#cccccc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31" style:family="table-cell" style:parent-style-name="Default" style:data-style-name="N30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23" style:family="table-cell" style:parent-style-name="Default">
      <style:table-cell-properties fo:border-bottom="0.74pt solid #d9d9d9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3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8pt" fo:font-style="normal" fo:text-shadow="none" style:text-underline-style="none" fo:font-weight="normal" style:font-size-asian="8pt" style:font-style-asian="normal" style:font-weight-asian="normal" style:font-name-complex="Roboto" style:font-size-complex="8pt" style:font-style-complex="normal" style:font-weight-complex="normal"/>
    </style:style>
    <style:style style:name="ce35" style:family="table-cell" style:parent-style-name="Default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37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999999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3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999999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39" style:family="table-cell" style:parent-style-name="Default" style:data-style-name="N10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40" style:family="table-cell" style:parent-style-name="Default" style:data-style-name="N117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41" style:family="table-cell" style:parent-style-name="Default" style:data-style-name="N117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4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b5394" style:text-outline="false" style:text-line-through-style="none" style:text-line-through-type="none" style:font-name="Poppins" fo:font-size="11pt" fo:font-style="normal" fo:text-shadow="none" style:text-underline-style="none" fo:font-weight="bold" style:font-size-asian="11pt" style:font-style-asian="normal" style:font-weight-asian="bold" style:font-name-complex="Poppins" style:font-size-complex="11pt" style:font-style-complex="normal" style:font-weight-complex="bold"/>
    </style:style>
    <style:style style:name="ce48" style:family="table-cell" style:parent-style-name="Default">
      <style:table-cell-properties fo:border-bottom="2.49pt solid #0b5394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b5394" style:text-outline="false" style:text-line-through-style="none" style:text-line-through-type="none" style:font-name="Roboto" fo:font-size="12pt" fo:font-style="normal" fo:text-shadow="none" style:text-underline-style="none" fo:font-weight="bold" style:font-size-asian="12pt" style:font-style-asian="normal" style:font-weight-asian="bold" style:font-name-complex="Roboto" style:font-size-complex="12pt" style:font-style-complex="normal" style:font-weight-complex="bold"/>
    </style:style>
    <style:style style:name="ce49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name-complex="Century Gothic" style:font-size-complex="11pt" style:font-style-complex="normal" style:font-weight-complex="normal"/>
    </style:style>
    <style:style style:name="ce169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999999" style:text-outline="false" style:text-line-through-style="none" style:text-line-through-type="none" style:font-name="Roboto" fo:font-size="8pt" fo:font-style="normal" fo:text-shadow="none" style:text-underline-style="none" fo:font-weight="normal" style:font-size-asian="8pt" style:font-style-asian="normal" style:font-weight-asian="normal" style:font-name-complex="Roboto" style:font-size-complex="8pt" style:font-style-complex="normal" style:font-weight-complex="normal"/>
    </style:style>
    <style:style style:name="ce5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999999" style:text-outline="false" style:text-line-through-style="none" style:text-line-through-type="none" style:font-name="Roboto" fo:font-size="8pt" fo:font-style="normal" fo:text-shadow="none" style:text-underline-style="none" fo:font-weight="normal" style:font-size-asian="8pt" style:font-style-asian="normal" style:font-weight-asian="normal" style:font-name-complex="Roboto" style:font-size-complex="8pt" style:font-style-complex="normal" style:font-weight-complex="normal"/>
    </style:style>
    <style:style style:name="ce52" style:family="table-cell" style:parent-style-name="Default">
      <style:table-cell-properties fo:border-bottom="none" fo:background-color="#0b5394" style:diagonal-bl-tr="none" style:diagonal-tl-br="none" style:text-align-source="fix" style:repeat-content="false" fo:wrap-option="no-wrap" fo:border-left="0.74pt solid #b7b7b7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53" style:family="table-cell" style:parent-style-name="Default">
      <style:table-cell-properties fo:background-color="#2f75b5" style:diagonal-bl-tr="none" style:diagonal-tl-br="none" style:text-align-source="fix" style:repeat-content="false" fo:wrap-option="no-wrap" fo:border="0.74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54" style:family="table-cell" style:parent-style-name="Default">
      <style:table-cell-properties fo:border-bottom="none" fo:background-color="#bdd7ee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0.74pt solid #b7b7b7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55" style:family="table-cell" style:parent-style-name="Default">
      <style:table-cell-properties fo:background-color="#cccc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82" style:family="table-cell" style:parent-style-name="Default">
      <style:table-cell-properties fo:border-bottom="0.06pt solid #b7b7b7" fo:background-color="#6fa8dc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  <style:map style:condition="is-true-formula(LEN(TRIM([.H13]))&gt;0)" style:apply-style-name="ConditionalStyle_5f_1" style:base-cell-address="'Diagrama de Gantt'.H13"/>
    </style:style>
    <style:style style:name="ce63" style:family="table-cell" style:parent-style-name="Default">
      <style:table-cell-properties fo:border-bottom="0.06pt solid #b7b7b7" fo:background-color="#3d85c6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56" style:family="table-cell" style:parent-style-name="Default" style:data-style-name="N76">
      <style:table-cell-properties fo:border-bottom="0.06pt solid #b7b7b7" style:diagonal-bl-tr="none" style:diagonal-tl-br="none" style:text-align-source="fix" style:repeat-content="false" fo:wrap-option="no-wrap" fo:border-left="0.74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5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179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cm"/>
    </style:style>
    <style:style style:name="ce180" style:family="table-cell" style:parent-style-name="Default">
      <style:table-cell-properties style:vertical-align="middle"/>
    </style:style>
    <style:style style:name="ce6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Poppins" fo:font-size="11pt" fo:font-style="normal" fo:text-shadow="none" style:text-underline-style="none" fo:font-weight="normal" style:font-size-asian="11pt" style:font-style-asian="normal" style:font-weight-asian="normal" style:font-name-complex="Poppins" style:font-size-complex="11pt" style:font-style-complex="normal" style:font-weight-complex="normal"/>
    </style:style>
    <style:style style:name="ce22" style:family="table-cell" style:parent-style-name="Default">
      <style:table-cell-properties fo:border-bottom="2.49pt solid #0b5394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>
      <style:table-cell-properties fo:border-bottom="0.74pt solid #b7b7b7" style:diagonal-bl-tr="none" style:diagonal-tl-br="none" fo:border-left="none" fo:border-right="none" style:rotation-align="none" fo:border-top="0.74pt solid #b7b7b7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 style:data-style-name="N115">
      <style:table-cell-properties fo:background-color="#cccc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68" style:family="table-cell" style:parent-style-name="Default" style:data-style-name="N115">
      <style:table-cell-properties fo:border-bottom="0.06pt solid #b7b7b7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18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Poppins" fo:font-size="11pt" fo:font-style="normal" fo:text-shadow="none" style:text-underline-style="none" fo:font-weight="normal" style:font-size-asian="11pt" style:font-style-asian="normal" style:font-weight-asian="normal" style:font-name-complex="Poppins" style:font-size-complex="11pt" style:font-style-complex="normal" style:font-weight-complex="normal"/>
    </style:style>
    <style:style style:name="ce75" style:family="table-cell" style:parent-style-name="Default" style:data-style-name="N3">
      <style:table-cell-properties fo:background-color="#cccc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72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8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Poppins" fo:font-size="11pt" fo:font-style="normal" fo:text-shadow="none" style:text-underline-style="none" fo:font-weight="normal" style:font-size-asian="11pt" style:font-style-asian="normal" style:font-weight-asian="normal" style:font-name-complex="Poppins" style:font-size-complex="11pt" style:font-style-complex="normal" style:font-weight-complex="normal"/>
    </style:style>
    <style:style style:name="ce8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name-complex="Century Gothic" style:font-size-complex="11pt" style:font-style-complex="normal" style:font-weight-complex="normal"/>
    </style:style>
    <style:style style:name="ce78" style:family="table-cell" style:parent-style-name="Default">
      <style:table-cell-properties fo:border-bottom="0.06pt solid #b7b7b7" fo:background-color="#6fa8dc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83" style:family="table-cell" style:parent-style-name="Default">
      <style:table-cell-properties fo:border-bottom="0.74pt solid #b7b7b7" style:diagonal-bl-tr="none" style:diagonal-tl-br="none" fo:border-left="none" fo:border-right="0.74pt solid #b7b7b7" style:rotation-align="none" fo:border-top="0.74pt solid #b7b7b7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" style:family="table-cell" style:parent-style-name="Default">
      <style:table-cell-properties fo:border-bottom="2.49pt solid #0b5394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b5394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195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999999" style:text-outline="false" style:text-line-through-style="none" style:text-line-through-type="none" style:font-name="Roboto" fo:font-size="8pt" fo:font-style="normal" fo:text-shadow="none" style:text-underline-style="none" fo:font-weight="normal" style:font-size-asian="8pt" style:font-style-asian="normal" style:font-weight-asian="normal" style:font-name-complex="Roboto" style:font-size-complex="8pt" style:font-style-complex="normal" style:font-weight-complex="normal"/>
    </style:style>
    <style:style style:name="ce87" style:family="table-cell" style:parent-style-name="Default">
      <style:table-cell-properties fo:border-bottom="0.74pt solid 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88" style:family="table-cell" style:parent-style-name="Default" style:data-style-name="N30">
      <style:table-cell-properties fo:border-bottom="0.74pt solid 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198" style:family="table-cell" style:parent-style-name="Default">
      <style:table-cell-properties fo:border-bottom="0.06pt solid #b7b7b7" fo:background-color="#c9211e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8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Poppins" fo:font-size="11pt" fo:font-style="normal" fo:text-shadow="none" style:text-underline-style="none" fo:font-weight="normal" style:font-size-asian="11pt" style:font-style-asian="normal" style:font-weight-asian="normal" style:font-name-complex="Poppins" style:font-size-complex="11pt" style:font-style-complex="normal" style:font-weight-complex="normal"/>
    </style:style>
    <style:style style:name="ce9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Poppins" fo:font-size="11pt" fo:font-style="normal" fo:text-shadow="none" style:text-underline-style="none" fo:font-weight="normal" style:font-size-asian="11pt" style:font-style-asian="normal" style:font-weight-asian="normal" style:font-name-complex="Poppins" style:font-size-complex="11pt" style:font-style-complex="normal" style:font-weight-complex="normal"/>
    </style:style>
    <style:style style:name="ce93" style:family="table-cell" style:parent-style-name="Default">
      <style:table-cell-properties fo:border-bottom="none" fo:background-color="#bdd7ee" style:diagonal-bl-tr="none" style:diagonal-tl-br="none" style:text-align-source="fix" style:repeat-content="false" fo:wrap-option="no-wrap" fo:border-left="0.74pt solid #b7b7b7" style:direction="ltr" fo:border-right="none" style:rotation-angle="0" style:rotation-align="none" style:shrink-to-fit="false" fo:border-top="0.74pt solid #b7b7b7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96" style:family="table-cell" style:parent-style-name="Default">
      <style:table-cell-properties fo:border-bottom="0.74pt solid #cccccc" fo:background-color="#833c0c" style:diagonal-bl-tr="none" style:diagonal-tl-br="none" style:text-align-source="fix" style:repeat-content="false" fo:wrap-option="no-wrap" fo:border-left="0.74pt solid #b7b7b7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102" style:family="table-cell" style:parent-style-name="Default">
      <style:table-cell-properties fo:border-bottom="0.74pt solid #cccccc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5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none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94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06pt solid #b7b7b7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122" style:family="table-cell" style:parent-style-name="Default">
      <style:table-cell-properties fo:background-color="#38761d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207" style:family="table-cell" style:parent-style-name="Default">
      <style:table-cell-properties fo:border-bottom="0.06pt solid #b7b7b7" fo:background-color="#3faf46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208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999999" style:font-name="Roboto1" fo:font-size="8pt" style:font-size-asian="8pt" style:font-size-complex="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iagrama de Gantt" table:style-name="ta1">
        <office:forms form:automatic-focus="false" form:apply-design-mode="false"/>
        <table:table-column table:style-name="co1" table:default-cell-style-name="Default"/>
        <table:table-column table:style-name="co2" table:visibility="collapse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number-columns-repeated="42" table:default-cell-style-name="Default"/>
        <table:table-column table:style-name="co8" table:default-cell-style-name="Default"/>
        <table:table-column table:style-name="co7" table:number-columns-repeated="79" table:default-cell-style-name="Default"/>
        <table:table-column table:style-name="co9" table:default-cell-style-name="Default"/>
        <table:table-column table:style-name="co10" table:number-columns-repeated="894" table:default-cell-style-name="Default"/>
        <table:table-row table:style-name="ro1">
          <table:table-cell table:style-name="ce1"/>
          <table:table-cell table:style-name="ce9"/>
          <table:table-cell table:style-name="ce21" table:number-columns-repeated="2"/>
          <table:table-cell table:style-name="ce1" table:number-columns-repeated="2"/>
          <table:table-cell table:style-name="ce21"/>
          <table:table-cell table:style-name="ce47"/>
          <table:table-cell table:style-name="ce65"/>
          <table:table-cell table:style-name="ce74"/>
          <table:table-cell table:style-name="ce80"/>
          <table:table-cell table:style-name="ce74" table:number-columns-repeated="4"/>
          <table:table-cell table:style-name="ce1" table:number-columns-repeated="21"/>
          <table:table-cell table:style-name="ce91"/>
          <table:table-cell table:style-name="ce1" table:number-columns-repeated="50"/>
          <table:table-cell table:number-columns-repeated="937"/>
        </table:table-row>
        <table:table-row table:style-name="ro1">
          <table:table-cell table:style-name="ce1"/>
          <table:table-cell/>
          <table:table-cell table:style-name="ce147" office:value-type="string" calcext:value-type="string">
            <text:p>TIME PLANNING</text:p>
          </table:table-cell>
          <table:table-cell table:style-name="ce151" table:number-columns-repeated="4"/>
          <table:table-cell table:style-name="ce48" table:number-columns-spanned="8" table:number-rows-spanned="1"/>
          <table:covered-table-cell table:number-columns-repeated="7" table:style-name="ce22"/>
          <table:table-cell table:style-name="ce85" table:number-columns-spanned="22" table:number-rows-spanned="1"/>
          <table:covered-table-cell table:number-columns-repeated="21" table:style-name="ce22"/>
          <table:table-cell table:style-name="ce1" table:number-columns-repeated="50"/>
          <table:table-cell table:number-columns-repeated="937"/>
        </table:table-row>
        <table:table-row table:style-name="ro1">
          <table:table-cell table:style-name="ce1"/>
          <table:table-cell table:style-name="ce11" table:number-columns-repeated="2"/>
          <table:table-cell table:style-name="ce27" table:number-columns-repeated="4"/>
          <table:table-cell table:style-name="ce49" table:number-columns-repeated="4"/>
          <table:table-cell table:style-name="ce81" table:number-columns-repeated="5"/>
          <table:table-cell table:style-name="ce1" table:number-columns-repeated="20"/>
          <table:table-cell table:style-name="ce91"/>
          <table:table-cell table:style-name="ce1" table:number-columns-repeated="50"/>
          <table:table-cell table:number-columns-repeated="937"/>
        </table:table-row>
        <table:table-row table:style-name="ro1">
          <table:table-cell table:style-name="ce1"/>
          <table:table-cell/>
          <table:table-cell table:style-name="ce148" office:value-type="string" calcext:value-type="string">
            <text:p>AUTHOR</text:p>
          </table:table-cell>
          <table:table-cell table:style-name="ce29" office:value-type="string" calcext:value-type="string" table:number-columns-spanned="3" table:number-rows-spanned="1">
            <text:p>Daniel Benedí García</text:p>
          </table:table-cell>
          <table:covered-table-cell table:number-columns-repeated="2" table:style-name="ce23"/>
          <table:table-cell table:style-name="ce37"/>
          <table:table-cell table:style-name="ce148" office:value-type="string" calcext:value-type="string" table:number-columns-spanned="18" table:number-rows-spanned="1">
            <text:p>COURSE</text:p>
          </table:table-cell>
          <table:covered-table-cell table:number-columns-repeated="17" table:style-name="ce23"/>
          <table:table-cell table:style-name="ce87" office:value-type="string" calcext:value-type="string" table:number-columns-spanned="10" table:number-rows-spanned="1">
            <text:p>DA150X</text:p>
          </table:table-cell>
          <table:covered-table-cell table:number-columns-repeated="9" table:style-name="ce23"/>
          <table:table-cell table:style-name="ce89"/>
          <table:table-cell table:style-name="ce91"/>
          <table:table-cell table:style-name="ce1" table:number-columns-repeated="50"/>
          <table:table-cell table:number-columns-repeated="937"/>
        </table:table-row>
        <table:table-row table:style-name="ro1">
          <table:table-cell table:style-name="ce1"/>
          <table:table-cell/>
          <table:table-cell table:style-name="ce148" office:value-type="string" calcext:value-type="string">
            <text:p>SUPERVISOR</text:p>
          </table:table-cell>
          <table:table-cell table:style-name="ce29" office:value-type="string" calcext:value-type="string" table:number-columns-spanned="3" table:number-rows-spanned="1">
            <text:p>Alexander Kozlov</text:p>
          </table:table-cell>
          <table:covered-table-cell table:number-columns-repeated="2" table:style-name="ce23"/>
          <table:table-cell table:style-name="ce38"/>
          <table:table-cell table:style-name="ce148" office:value-type="string" calcext:value-type="string" table:number-columns-spanned="18" table:number-rows-spanned="1">
            <text:p>DATE</text:p>
          </table:table-cell>
          <table:covered-table-cell table:number-columns-repeated="17" table:style-name="ce23"/>
          <table:table-cell table:style-name="ce88" office:value-type="date" office:date-value="2022-02-25" calcext:value-type="date" table:number-columns-spanned="10" table:number-rows-spanned="1">
            <text:p>25/02/22</text:p>
          </table:table-cell>
          <table:covered-table-cell table:number-columns-repeated="9" table:style-name="ce23"/>
          <table:table-cell table:style-name="ce89"/>
          <table:table-cell table:style-name="ce1" table:number-columns-repeated="51"/>
          <table:table-cell table:number-columns-repeated="937"/>
        </table:table-row>
        <table:table-row table:style-name="ro2">
          <table:table-cell table:style-name="ce2"/>
          <table:table-cell table:style-name="ce13" table:number-columns-repeated="4"/>
          <table:table-cell table:style-name="ce33" table:number-columns-repeated="2"/>
          <table:table-cell table:style-name="ce13" table:number-columns-repeated="4"/>
          <table:table-cell table:style-name="ce2" table:number-columns-repeated="76"/>
          <table:table-cell table:number-columns-repeated="937"/>
        </table:table-row>
        <table:table-row table:style-name="ro3">
          <table:table-cell table:style-name="ce3"/>
          <table:table-cell table:style-name="ce14" table:number-columns-repeated="4"/>
          <table:table-cell table:style-name="ce34" table:number-columns-repeated="2"/>
          <table:table-cell table:style-name="ce169" office:value-type="string" calcext:value-type="string" table:number-columns-spanned="22" table:number-rows-spanned="1">
            <text:p>FEBRUARY</text:p>
          </table:table-cell>
          <table:covered-table-cell table:number-columns-repeated="16"/>
          <table:covered-table-cell table:style-name="ce195"/>
          <table:covered-table-cell table:number-columns-repeated="4"/>
          <table:table-cell table:style-name="ce169" office:value-type="string" calcext:value-type="string" table:number-columns-spanned="31" table:number-rows-spanned="1">
            <text:p>MARCH</text:p>
          </table:table-cell>
          <table:covered-table-cell table:number-columns-repeated="16"/>
          <table:covered-table-cell table:style-name="ce195"/>
          <table:covered-table-cell table:number-columns-repeated="7"/>
          <table:covered-table-cell table:style-name="ce195"/>
          <table:covered-table-cell table:number-columns-repeated="5"/>
          <table:table-cell table:style-name="ce169" office:value-type="string" calcext:value-type="string">
            <text:p>APRIL</text:p>
          </table:table-cell>
          <table:table-cell table:number-columns-repeated="16"/>
          <table:table-cell table:style-name="ce195"/>
          <table:table-cell table:number-columns-repeated="7"/>
          <table:table-cell table:style-name="ce195"/>
          <table:table-cell table:number-columns-repeated="4"/>
          <table:table-cell table:style-name="ce169" office:value-type="string" calcext:value-type="string" table:number-columns-spanned="31" table:number-rows-spanned="1">
            <text:p>MAY</text:p>
          </table:table-cell>
          <table:covered-table-cell table:number-columns-repeated="16"/>
          <table:covered-table-cell table:style-name="ce195"/>
          <table:covered-table-cell table:number-columns-repeated="7"/>
          <table:covered-table-cell table:style-name="ce195"/>
          <table:covered-table-cell table:number-columns-repeated="5"/>
          <table:table-cell table:style-name="ce208" office:value-type="string" calcext:value-type="string" table:number-columns-spanned="8" table:number-rows-spanned="1">
            <text:p>JUNE</text:p>
          </table:table-cell>
          <table:covered-table-cell table:number-columns-repeated="7"/>
          <table:table-cell table:number-columns-repeated="895"/>
        </table:table-row>
        <table:table-row table:style-name="ro3">
          <table:table-cell table:style-name="ce4"/>
          <table:table-cell table:style-name="ce15" table:number-columns-repeated="6"/>
          <table:table-cell table:style-name="ce51" office:value-type="float" office:value="7" calcext:value-type="float">
            <text:p>7</text:p>
          </table:table-cell>
          <table:table-cell table:style-name="ce51" office:value-type="float" office:value="8" calcext:value-type="float">
            <text:p>8</text:p>
          </table:table-cell>
          <table:table-cell table:style-name="ce51" office:value-type="float" office:value="9" calcext:value-type="float">
            <text:p>9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11" calcext:value-type="float">
            <text:p>11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13" calcext:value-type="float">
            <text:p>13</text:p>
          </table:table-cell>
          <table:table-cell table:style-name="ce51" office:value-type="float" office:value="14" calcext:value-type="float">
            <text:p>14</text:p>
          </table:table-cell>
          <table:table-cell table:style-name="ce51" office:value-type="float" office:value="15" calcext:value-type="float">
            <text:p>15</text:p>
          </table:table-cell>
          <table:table-cell table:style-name="ce51" office:value-type="float" office:value="16" calcext:value-type="float">
            <text:p>16</text:p>
          </table:table-cell>
          <table:table-cell table:style-name="ce51" office:value-type="float" office:value="17" calcext:value-type="float">
            <text:p>17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19" calcext:value-type="float">
            <text:p>19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float" office:value="21" calcext:value-type="float">
            <text:p>21</text:p>
          </table:table-cell>
          <table:table-cell table:style-name="ce51" office:value-type="float" office:value="22" calcext:value-type="float">
            <text:p>22</text:p>
          </table:table-cell>
          <table:table-cell table:style-name="ce51" office:value-type="float" office:value="23" calcext:value-type="float">
            <text:p>23</text:p>
          </table:table-cell>
          <table:table-cell table:style-name="ce51" office:value-type="float" office:value="24" calcext:value-type="float">
            <text:p>24</text:p>
          </table:table-cell>
          <table:table-cell table:style-name="ce51" office:value-type="float" office:value="25" calcext:value-type="float">
            <text:p>25</text:p>
          </table:table-cell>
          <table:table-cell table:style-name="ce51" office:value-type="float" office:value="26" calcext:value-type="float">
            <text:p>26</text:p>
          </table:table-cell>
          <table:table-cell table:style-name="ce51" office:value-type="float" office:value="27" calcext:value-type="float">
            <text:p>27</text:p>
          </table:table-cell>
          <table:table-cell table:style-name="ce51" office:value-type="float" office:value="28" calcext:value-type="float">
            <text:p>28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4" calcext:value-type="float">
            <text:p>4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float" office:value="6" calcext:value-type="float">
            <text:p>6</text:p>
          </table:table-cell>
          <table:table-cell table:style-name="ce51" office:value-type="float" office:value="7" calcext:value-type="float">
            <text:p>7</text:p>
          </table:table-cell>
          <table:table-cell table:style-name="ce51" office:value-type="float" office:value="8" calcext:value-type="float">
            <text:p>8</text:p>
          </table:table-cell>
          <table:table-cell table:style-name="ce51" office:value-type="float" office:value="9" calcext:value-type="float">
            <text:p>9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11" calcext:value-type="float">
            <text:p>11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13" calcext:value-type="float">
            <text:p>13</text:p>
          </table:table-cell>
          <table:table-cell table:style-name="ce51" office:value-type="float" office:value="14" calcext:value-type="float">
            <text:p>14</text:p>
          </table:table-cell>
          <table:table-cell table:style-name="ce51" office:value-type="float" office:value="15" calcext:value-type="float">
            <text:p>15</text:p>
          </table:table-cell>
          <table:table-cell table:style-name="ce51" office:value-type="float" office:value="16" calcext:value-type="float">
            <text:p>16</text:p>
          </table:table-cell>
          <table:table-cell table:style-name="ce51" office:value-type="float" office:value="17" calcext:value-type="float">
            <text:p>17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19" calcext:value-type="float">
            <text:p>19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float" office:value="21" calcext:value-type="float">
            <text:p>21</text:p>
          </table:table-cell>
          <table:table-cell table:style-name="ce51" office:value-type="float" office:value="22" calcext:value-type="float">
            <text:p>22</text:p>
          </table:table-cell>
          <table:table-cell table:style-name="ce51" office:value-type="float" office:value="23" calcext:value-type="float">
            <text:p>23</text:p>
          </table:table-cell>
          <table:table-cell table:style-name="ce51" office:value-type="float" office:value="24" calcext:value-type="float">
            <text:p>24</text:p>
          </table:table-cell>
          <table:table-cell table:style-name="ce51" office:value-type="float" office:value="25" calcext:value-type="float">
            <text:p>25</text:p>
          </table:table-cell>
          <table:table-cell table:style-name="ce51" office:value-type="float" office:value="26" calcext:value-type="float">
            <text:p>26</text:p>
          </table:table-cell>
          <table:table-cell table:style-name="ce51" office:value-type="float" office:value="27" calcext:value-type="float">
            <text:p>27</text:p>
          </table:table-cell>
          <table:table-cell table:style-name="ce51" office:value-type="float" office:value="28" calcext:value-type="float">
            <text:p>28</text:p>
          </table:table-cell>
          <table:table-cell table:style-name="ce51" office:value-type="float" office:value="29" calcext:value-type="float">
            <text:p>29</text:p>
          </table:table-cell>
          <table:table-cell table:style-name="ce51" office:value-type="float" office:value="30" calcext:value-type="float">
            <text:p>30</text:p>
          </table:table-cell>
          <table:table-cell table:style-name="ce51" office:value-type="float" office:value="31" calcext:value-type="float">
            <text:p>31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4" calcext:value-type="float">
            <text:p>4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float" office:value="6" calcext:value-type="float">
            <text:p>6</text:p>
          </table:table-cell>
          <table:table-cell table:style-name="ce51" office:value-type="float" office:value="7" calcext:value-type="float">
            <text:p>7</text:p>
          </table:table-cell>
          <table:table-cell table:style-name="ce51" office:value-type="float" office:value="8" calcext:value-type="float">
            <text:p>8</text:p>
          </table:table-cell>
          <table:table-cell table:style-name="ce51" office:value-type="float" office:value="9" calcext:value-type="float">
            <text:p>9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11" calcext:value-type="float">
            <text:p>11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13" calcext:value-type="float">
            <text:p>13</text:p>
          </table:table-cell>
          <table:table-cell table:style-name="ce51" office:value-type="float" office:value="14" calcext:value-type="float">
            <text:p>14</text:p>
          </table:table-cell>
          <table:table-cell table:style-name="ce51" office:value-type="float" office:value="15" calcext:value-type="float">
            <text:p>15</text:p>
          </table:table-cell>
          <table:table-cell table:style-name="ce51" office:value-type="float" office:value="16" calcext:value-type="float">
            <text:p>16</text:p>
          </table:table-cell>
          <table:table-cell table:style-name="ce51" office:value-type="float" office:value="17" calcext:value-type="float">
            <text:p>17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19" calcext:value-type="float">
            <text:p>19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float" office:value="21" calcext:value-type="float">
            <text:p>21</text:p>
          </table:table-cell>
          <table:table-cell table:style-name="ce51" office:value-type="float" office:value="22" calcext:value-type="float">
            <text:p>22</text:p>
          </table:table-cell>
          <table:table-cell table:style-name="ce51" office:value-type="float" office:value="23" calcext:value-type="float">
            <text:p>23</text:p>
          </table:table-cell>
          <table:table-cell table:style-name="ce51" office:value-type="float" office:value="24" calcext:value-type="float">
            <text:p>24</text:p>
          </table:table-cell>
          <table:table-cell table:style-name="ce51" office:value-type="float" office:value="25" calcext:value-type="float">
            <text:p>25</text:p>
          </table:table-cell>
          <table:table-cell table:style-name="ce51" office:value-type="float" office:value="26" calcext:value-type="float">
            <text:p>26</text:p>
          </table:table-cell>
          <table:table-cell table:style-name="ce51" office:value-type="float" office:value="27" calcext:value-type="float">
            <text:p>27</text:p>
          </table:table-cell>
          <table:table-cell table:style-name="ce51" office:value-type="float" office:value="28" calcext:value-type="float">
            <text:p>28</text:p>
          </table:table-cell>
          <table:table-cell table:style-name="ce51" office:value-type="float" office:value="29" calcext:value-type="float">
            <text:p>29</text:p>
          </table:table-cell>
          <table:table-cell table:style-name="ce51" office:value-type="float" office:value="30" calcext:value-type="float">
            <text:p>30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4" calcext:value-type="float">
            <text:p>4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float" office:value="6" calcext:value-type="float">
            <text:p>6</text:p>
          </table:table-cell>
          <table:table-cell table:style-name="ce51" office:value-type="float" office:value="7" calcext:value-type="float">
            <text:p>7</text:p>
          </table:table-cell>
          <table:table-cell table:style-name="ce51" office:value-type="float" office:value="8" calcext:value-type="float">
            <text:p>8</text:p>
          </table:table-cell>
          <table:table-cell table:style-name="ce51" office:value-type="float" office:value="9" calcext:value-type="float">
            <text:p>9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11" calcext:value-type="float">
            <text:p>11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13" calcext:value-type="float">
            <text:p>13</text:p>
          </table:table-cell>
          <table:table-cell table:style-name="ce51" office:value-type="float" office:value="14" calcext:value-type="float">
            <text:p>14</text:p>
          </table:table-cell>
          <table:table-cell table:style-name="ce51" office:value-type="float" office:value="15" calcext:value-type="float">
            <text:p>15</text:p>
          </table:table-cell>
          <table:table-cell table:style-name="ce51" office:value-type="float" office:value="16" calcext:value-type="float">
            <text:p>16</text:p>
          </table:table-cell>
          <table:table-cell table:style-name="ce51" office:value-type="float" office:value="17" calcext:value-type="float">
            <text:p>17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19" calcext:value-type="float">
            <text:p>19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float" office:value="21" calcext:value-type="float">
            <text:p>21</text:p>
          </table:table-cell>
          <table:table-cell table:style-name="ce51" office:value-type="float" office:value="22" calcext:value-type="float">
            <text:p>22</text:p>
          </table:table-cell>
          <table:table-cell table:style-name="ce51" office:value-type="float" office:value="23" calcext:value-type="float">
            <text:p>23</text:p>
          </table:table-cell>
          <table:table-cell table:style-name="ce51" office:value-type="float" office:value="24" calcext:value-type="float">
            <text:p>24</text:p>
          </table:table-cell>
          <table:table-cell table:style-name="ce51" office:value-type="float" office:value="25" calcext:value-type="float">
            <text:p>25</text:p>
          </table:table-cell>
          <table:table-cell table:style-name="ce51" office:value-type="float" office:value="26" calcext:value-type="float">
            <text:p>26</text:p>
          </table:table-cell>
          <table:table-cell table:style-name="ce51" office:value-type="float" office:value="27" calcext:value-type="float">
            <text:p>27</text:p>
          </table:table-cell>
          <table:table-cell table:style-name="ce51" office:value-type="float" office:value="28" calcext:value-type="float">
            <text:p>28</text:p>
          </table:table-cell>
          <table:table-cell table:style-name="ce51" office:value-type="float" office:value="29" calcext:value-type="float">
            <text:p>29</text:p>
          </table:table-cell>
          <table:table-cell table:style-name="ce51" office:value-type="float" office:value="30" calcext:value-type="float">
            <text:p>30</text:p>
          </table:table-cell>
          <table:table-cell table:style-name="ce51" office:value-type="float" office:value="31" calcext:value-type="float">
            <text:p>31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4" calcext:value-type="float">
            <text:p>4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float" office:value="6" calcext:value-type="float">
            <text:p>6</text:p>
          </table:table-cell>
          <table:table-cell table:style-name="ce51" office:value-type="float" office:value="7" calcext:value-type="float">
            <text:p>7</text:p>
          </table:table-cell>
          <table:table-cell table:style-name="ce51" office:value-type="float" office:value="8" calcext:value-type="float">
            <text:p>8</text:p>
          </table:table-cell>
          <table:table-cell table:style-name="ce51"/>
          <table:table-cell table:number-columns-repeated="894"/>
        </table:table-row>
        <table:table-row table:style-name="ro4" table:visibility="collapse">
          <table:table-cell table:style-name="ce5"/>
          <table:table-cell table:style-name="ce16" office:value-type="string" calcext:value-type="string" table:number-columns-spanned="1" table:number-rows-spanned="3">
            <text:p>ID</text:p>
          </table:table-cell>
          <table:table-cell table:style-name="ce16" office:value-type="string" calcext:value-type="string" table:number-columns-spanned="1" table:number-rows-spanned="3">
            <text:p>TASK</text:p>
          </table:table-cell>
          <table:table-cell table:style-name="ce16" office:value-type="string" calcext:value-type="string" table:number-columns-spanned="1" table:number-rows-spanned="3">
            <text:p>BEGINNING</text:p>
          </table:table-cell>
          <table:table-cell table:style-name="ce16" office:value-type="string" calcext:value-type="string" table:number-columns-spanned="1" table:number-rows-spanned="3">
            <text:p>END</text:p>
          </table:table-cell>
          <table:table-cell table:style-name="ce16" office:value-type="string" calcext:value-type="string" table:number-columns-spanned="1" table:number-rows-spanned="3">
            <text:p>DURATION</text:p>
          </table:table-cell>
          <table:table-cell table:style-name="ce16" office:value-type="string" calcext:value-type="string" table:number-columns-spanned="1" table:number-rows-spanned="3">
            <text:p>PORCENTAJE COMPLETADO</text:p>
          </table:table-cell>
          <table:table-cell table:style-name="ce52" office:value-type="string" calcext:value-type="string" table:number-columns-spanned="30" table:number-rows-spanned="1">
            <text:p>FASE UNO</text:p>
          </table:table-cell>
          <table:covered-table-cell table:number-columns-repeated="29"/>
          <table:table-cell table:style-name="ce96" office:value-type="string" calcext:value-type="string" table:number-columns-spanned="48" table:number-rows-spanned="1">
            <text:p>FASE DOS</text:p>
          </table:table-cell>
          <table:covered-table-cell table:number-columns-repeated="47" table:style-name="ce102"/>
          <table:table-cell table:style-name="ce122"/>
          <table:table-cell table:style-name="ce5"/>
          <table:table-cell table:style-name="ce51" table:number-columns-repeated="34"/>
          <table:table-cell table:number-columns-repeated="903"/>
        </table:table-row>
        <table:table-row table:style-name="ro4">
          <table:table-cell table:style-name="ce6"/>
          <table:covered-table-cell table:number-columns-repeated="6"/>
          <table:table-cell table:style-name="ce53" office:value-type="string" calcext:value-type="string" table:number-columns-spanned="7" table:number-rows-spanned="1">
            <text:p>WEEK 1</text:p>
          </table:table-cell>
          <table:covered-table-cell table:number-columns-repeated="5" table:style-name="ce66"/>
          <table:covered-table-cell table:style-name="ce83"/>
          <table:table-cell table:style-name="ce53" office:value-type="string" calcext:value-type="string" table:number-columns-spanned="7" table:number-rows-spanned="1">
            <text:p>WEEK 2</text:p>
          </table:table-cell>
          <table:covered-table-cell table:number-columns-repeated="5" table:style-name="ce66"/>
          <table:covered-table-cell table:style-name="ce83"/>
          <table:table-cell table:style-name="ce53" office:value-type="string" calcext:value-type="string" table:number-columns-spanned="7" table:number-rows-spanned="1">
            <text:p>WEEK 3</text:p>
          </table:table-cell>
          <table:covered-table-cell table:number-columns-repeated="5" table:style-name="ce66"/>
          <table:covered-table-cell table:style-name="ce83"/>
          <table:table-cell table:style-name="ce53" office:value-type="string" calcext:value-type="string" table:number-columns-spanned="7" table:number-rows-spanned="1">
            <text:p>WEEK 4</text:p>
          </table:table-cell>
          <table:covered-table-cell table:number-columns-repeated="5" table:style-name="ce66"/>
          <table:covered-table-cell table:style-name="ce83"/>
          <table:table-cell table:style-name="ce53" office:value-type="string" calcext:value-type="string" table:number-columns-spanned="7" table:number-rows-spanned="1">
            <text:p>WEEK 5</text:p>
          </table:table-cell>
          <table:covered-table-cell table:number-columns-repeated="5" table:style-name="ce66"/>
          <table:covered-table-cell table:style-name="ce83"/>
          <table:table-cell table:style-name="ce53" office:value-type="string" calcext:value-type="string" table:number-columns-spanned="7" table:number-rows-spanned="1">
            <text:p>WEEK 6</text:p>
          </table:table-cell>
          <table:covered-table-cell table:number-columns-repeated="5" table:style-name="ce66"/>
          <table:covered-table-cell table:style-name="ce83"/>
          <table:table-cell table:style-name="ce53" office:value-type="string" calcext:value-type="string" table:number-columns-spanned="7" table:number-rows-spanned="1">
            <text:p>WEEK 7</text:p>
          </table:table-cell>
          <table:covered-table-cell table:number-columns-repeated="5" table:style-name="ce66"/>
          <table:covered-table-cell table:style-name="ce83"/>
          <table:table-cell table:style-name="ce53" office:value-type="string" calcext:value-type="string" table:number-columns-spanned="7" table:number-rows-spanned="1">
            <text:p>WEEK 8</text:p>
          </table:table-cell>
          <table:covered-table-cell table:number-columns-repeated="5" table:style-name="ce66"/>
          <table:covered-table-cell table:style-name="ce83"/>
          <table:table-cell table:style-name="ce53" office:value-type="string" calcext:value-type="string" table:number-columns-spanned="7" table:number-rows-spanned="1">
            <text:p>WEEK 9</text:p>
          </table:table-cell>
          <table:covered-table-cell table:number-columns-repeated="5" table:style-name="ce66"/>
          <table:covered-table-cell table:style-name="ce83"/>
          <table:table-cell table:style-name="ce53" office:value-type="string" calcext:value-type="string" table:number-columns-spanned="7" table:number-rows-spanned="1">
            <text:p>WEEK 10</text:p>
          </table:table-cell>
          <table:covered-table-cell table:number-columns-repeated="5" table:style-name="ce66"/>
          <table:covered-table-cell table:style-name="ce83"/>
          <table:table-cell table:style-name="ce53" office:value-type="string" calcext:value-type="string" table:number-columns-spanned="7" table:number-rows-spanned="1">
            <text:p>WEEK 11</text:p>
          </table:table-cell>
          <table:covered-table-cell table:number-columns-repeated="5" table:style-name="ce66"/>
          <table:covered-table-cell table:style-name="ce83"/>
          <table:table-cell table:style-name="ce53" office:value-type="string" calcext:value-type="string" table:number-columns-spanned="7" table:number-rows-spanned="1">
            <text:p>WEEK 12</text:p>
          </table:table-cell>
          <table:covered-table-cell table:number-columns-repeated="5" table:style-name="ce66"/>
          <table:covered-table-cell table:style-name="ce83"/>
          <table:table-cell table:style-name="ce53" office:value-type="string" calcext:value-type="string" table:number-columns-spanned="7" table:number-rows-spanned="1">
            <text:p>WEEK 13</text:p>
          </table:table-cell>
          <table:covered-table-cell table:number-columns-repeated="5" table:style-name="ce66"/>
          <table:covered-table-cell table:style-name="ce83"/>
          <table:table-cell table:style-name="ce53" office:value-type="string" calcext:value-type="string" table:number-columns-spanned="7" table:number-rows-spanned="1">
            <text:p>WEEK 14</text:p>
          </table:table-cell>
          <table:covered-table-cell table:number-columns-repeated="5" table:style-name="ce66"/>
          <table:covered-table-cell table:style-name="ce83"/>
          <table:table-cell table:style-name="ce53" office:value-type="string" calcext:value-type="string" table:number-columns-spanned="7" table:number-rows-spanned="1">
            <text:p>WEEK 15</text:p>
          </table:table-cell>
          <table:covered-table-cell table:number-columns-repeated="5" table:style-name="ce66"/>
          <table:covered-table-cell table:style-name="ce83"/>
          <table:table-cell table:style-name="ce53" office:value-type="string" calcext:value-type="string" table:number-columns-spanned="7" table:number-rows-spanned="1">
            <text:p>WEEK 16</text:p>
          </table:table-cell>
          <table:covered-table-cell table:number-columns-repeated="5" table:style-name="ce66"/>
          <table:covered-table-cell table:style-name="ce83"/>
          <table:table-cell table:style-name="ce53" office:value-type="string" calcext:value-type="string" table:number-columns-spanned="7" table:number-rows-spanned="1">
            <text:p>WEEK 17</text:p>
          </table:table-cell>
          <table:covered-table-cell table:style-name="ce66"/>
          <table:covered-table-cell table:number-columns-repeated="5"/>
          <table:table-cell table:style-name="ce53" table:number-columns-spanned="3" table:number-rows-spanned="1"/>
          <table:covered-table-cell table:number-columns-repeated="2" table:style-name="ce53"/>
          <table:table-cell table:number-columns-repeated="895"/>
        </table:table-row>
        <table:table-row table:style-name="ro4">
          <table:table-cell table:style-name="ce7"/>
          <table:covered-table-cell table:number-columns-repeated="6"/>
          <table:table-cell table:style-name="ce54" office:value-type="string" calcext:value-type="string">
            <text:p>L</text:p>
          </table:table-cell>
          <table:table-cell table:style-name="ce54" office:value-type="string" calcext:value-type="string">
            <text:p>M</text:p>
          </table:table-cell>
          <table:table-cell table:style-name="ce54" office:value-type="string" calcext:value-type="string">
            <text:p>X</text:p>
          </table:table-cell>
          <table:table-cell table:style-name="ce54" office:value-type="string" calcext:value-type="string">
            <text:p>J</text:p>
          </table:table-cell>
          <table:table-cell table:style-name="ce54" office:value-type="string" calcext:value-type="string">
            <text:p>V</text:p>
          </table:table-cell>
          <table:table-cell table:style-name="ce54" office:value-type="string" calcext:value-type="string">
            <text:p>S</text:p>
          </table:table-cell>
          <table:table-cell table:style-name="ce54" office:value-type="string" calcext:value-type="string">
            <text:p>D</text:p>
          </table:table-cell>
          <table:table-cell table:style-name="ce54" office:value-type="string" calcext:value-type="string">
            <text:p>L</text:p>
          </table:table-cell>
          <table:table-cell table:style-name="ce54" office:value-type="string" calcext:value-type="string">
            <text:p>M</text:p>
          </table:table-cell>
          <table:table-cell table:style-name="ce54" office:value-type="string" calcext:value-type="string">
            <text:p>X</text:p>
          </table:table-cell>
          <table:table-cell table:style-name="ce54" office:value-type="string" calcext:value-type="string">
            <text:p>J</text:p>
          </table:table-cell>
          <table:table-cell table:style-name="ce54" office:value-type="string" calcext:value-type="string">
            <text:p>V</text:p>
          </table:table-cell>
          <table:table-cell table:style-name="ce54" office:value-type="string" calcext:value-type="string">
            <text:p>S</text:p>
          </table:table-cell>
          <table:table-cell table:style-name="ce54" office:value-type="string" calcext:value-type="string">
            <text:p>D</text:p>
          </table:table-cell>
          <table:table-cell table:style-name="ce54" office:value-type="string" calcext:value-type="string">
            <text:p>L</text:p>
          </table:table-cell>
          <table:table-cell table:style-name="ce54" office:value-type="string" calcext:value-type="string">
            <text:p>M</text:p>
          </table:table-cell>
          <table:table-cell table:style-name="ce54" office:value-type="string" calcext:value-type="string">
            <text:p>X</text:p>
          </table:table-cell>
          <table:table-cell table:style-name="ce54" office:value-type="string" calcext:value-type="string">
            <text:p>J</text:p>
          </table:table-cell>
          <table:table-cell table:style-name="ce54" office:value-type="string" calcext:value-type="string">
            <text:p>V</text:p>
          </table:table-cell>
          <table:table-cell table:style-name="ce54" office:value-type="string" calcext:value-type="string">
            <text:p>S</text:p>
          </table:table-cell>
          <table:table-cell table:style-name="ce54" office:value-type="string" calcext:value-type="string">
            <text:p>D</text:p>
          </table:table-cell>
          <table:table-cell table:style-name="ce54" office:value-type="string" calcext:value-type="string">
            <text:p>L</text:p>
          </table:table-cell>
          <table:table-cell table:style-name="ce54" office:value-type="string" calcext:value-type="string">
            <text:p>M</text:p>
          </table:table-cell>
          <table:table-cell table:style-name="ce54" office:value-type="string" calcext:value-type="string">
            <text:p>X</text:p>
          </table:table-cell>
          <table:table-cell table:style-name="ce54" office:value-type="string" calcext:value-type="string">
            <text:p>J</text:p>
          </table:table-cell>
          <table:table-cell table:style-name="ce54" office:value-type="string" calcext:value-type="string">
            <text:p>V</text:p>
          </table:table-cell>
          <table:table-cell table:style-name="ce54" office:value-type="string" calcext:value-type="string">
            <text:p>S</text:p>
          </table:table-cell>
          <table:table-cell table:style-name="ce54" office:value-type="string" calcext:value-type="string">
            <text:p>D</text:p>
          </table:table-cell>
          <table:table-cell table:style-name="ce54" office:value-type="string" calcext:value-type="string">
            <text:p>L</text:p>
          </table:table-cell>
          <table:table-cell table:style-name="ce93" office:value-type="string" calcext:value-type="string">
            <text:p>M</text:p>
          </table:table-cell>
          <table:table-cell table:style-name="ce54" office:value-type="string" calcext:value-type="string">
            <text:p>X</text:p>
          </table:table-cell>
          <table:table-cell table:style-name="ce54" office:value-type="string" calcext:value-type="string">
            <text:p>J</text:p>
          </table:table-cell>
          <table:table-cell table:style-name="ce54" office:value-type="string" calcext:value-type="string">
            <text:p>V</text:p>
          </table:table-cell>
          <table:table-cell table:style-name="ce54" office:value-type="string" calcext:value-type="string">
            <text:p>S</text:p>
          </table:table-cell>
          <table:table-cell table:style-name="ce54" office:value-type="string" calcext:value-type="string">
            <text:p>D</text:p>
          </table:table-cell>
          <table:table-cell table:style-name="ce54" office:value-type="string" calcext:value-type="string">
            <text:p>L</text:p>
          </table:table-cell>
          <table:table-cell table:style-name="ce54" office:value-type="string" calcext:value-type="string">
            <text:p>M</text:p>
          </table:table-cell>
          <table:table-cell table:style-name="ce54" office:value-type="string" calcext:value-type="string">
            <text:p>X</text:p>
          </table:table-cell>
          <table:table-cell table:style-name="ce54" office:value-type="string" calcext:value-type="string">
            <text:p>J</text:p>
          </table:table-cell>
          <table:table-cell table:style-name="ce54" office:value-type="string" calcext:value-type="string">
            <text:p>V</text:p>
          </table:table-cell>
          <table:table-cell table:style-name="ce54" office:value-type="string" calcext:value-type="string">
            <text:p>S</text:p>
          </table:table-cell>
          <table:table-cell table:style-name="ce54" office:value-type="string" calcext:value-type="string">
            <text:p>D</text:p>
          </table:table-cell>
          <table:table-cell table:style-name="ce54" office:value-type="string" calcext:value-type="string">
            <text:p>L</text:p>
          </table:table-cell>
          <table:table-cell table:style-name="ce54" office:value-type="string" calcext:value-type="string">
            <text:p>M</text:p>
          </table:table-cell>
          <table:table-cell table:style-name="ce54" office:value-type="string" calcext:value-type="string">
            <text:p>X</text:p>
          </table:table-cell>
          <table:table-cell table:style-name="ce54" office:value-type="string" calcext:value-type="string">
            <text:p>J</text:p>
          </table:table-cell>
          <table:table-cell table:style-name="ce54" office:value-type="string" calcext:value-type="string">
            <text:p>V</text:p>
          </table:table-cell>
          <table:table-cell table:style-name="ce54" office:value-type="string" calcext:value-type="string">
            <text:p>S</text:p>
          </table:table-cell>
          <table:table-cell table:style-name="ce54" office:value-type="string" calcext:value-type="string">
            <text:p>D</text:p>
          </table:table-cell>
          <table:table-cell table:style-name="ce54" office:value-type="string" calcext:value-type="string">
            <text:p>L</text:p>
          </table:table-cell>
          <table:table-cell table:style-name="ce54" office:value-type="string" calcext:value-type="string">
            <text:p>M</text:p>
          </table:table-cell>
          <table:table-cell table:style-name="ce54" office:value-type="string" calcext:value-type="string">
            <text:p>X</text:p>
          </table:table-cell>
          <table:table-cell table:style-name="ce54" office:value-type="string" calcext:value-type="string">
            <text:p>J</text:p>
          </table:table-cell>
          <table:table-cell table:style-name="ce54" office:value-type="string" calcext:value-type="string">
            <text:p>V</text:p>
          </table:table-cell>
          <table:table-cell table:style-name="ce54" office:value-type="string" calcext:value-type="string">
            <text:p>S</text:p>
          </table:table-cell>
          <table:table-cell table:style-name="ce54" office:value-type="string" calcext:value-type="string">
            <text:p>D</text:p>
          </table:table-cell>
          <table:table-cell table:style-name="ce54" office:value-type="string" calcext:value-type="string">
            <text:p>L</text:p>
          </table:table-cell>
          <table:table-cell table:style-name="ce54" office:value-type="string" calcext:value-type="string">
            <text:p>M</text:p>
          </table:table-cell>
          <table:table-cell table:style-name="ce54" office:value-type="string" calcext:value-type="string">
            <text:p>X</text:p>
          </table:table-cell>
          <table:table-cell table:style-name="ce54" office:value-type="string" calcext:value-type="string">
            <text:p>J</text:p>
          </table:table-cell>
          <table:table-cell table:style-name="ce54" office:value-type="string" calcext:value-type="string">
            <text:p>V</text:p>
          </table:table-cell>
          <table:table-cell table:style-name="ce54" office:value-type="string" calcext:value-type="string">
            <text:p>S</text:p>
          </table:table-cell>
          <table:table-cell table:style-name="ce54" office:value-type="string" calcext:value-type="string">
            <text:p>D</text:p>
          </table:table-cell>
          <table:table-cell table:style-name="ce54" office:value-type="string" calcext:value-type="string">
            <text:p>L</text:p>
          </table:table-cell>
          <table:table-cell table:style-name="ce54" office:value-type="string" calcext:value-type="string">
            <text:p>M</text:p>
          </table:table-cell>
          <table:table-cell table:style-name="ce54" office:value-type="string" calcext:value-type="string">
            <text:p>X</text:p>
          </table:table-cell>
          <table:table-cell table:style-name="ce54" office:value-type="string" calcext:value-type="string">
            <text:p>J</text:p>
          </table:table-cell>
          <table:table-cell table:style-name="ce54" office:value-type="string" calcext:value-type="string">
            <text:p>V</text:p>
          </table:table-cell>
          <table:table-cell table:style-name="ce54" office:value-type="string" calcext:value-type="string">
            <text:p>S</text:p>
          </table:table-cell>
          <table:table-cell table:style-name="ce54" office:value-type="string" calcext:value-type="string">
            <text:p>D</text:p>
          </table:table-cell>
          <table:table-cell table:style-name="ce54" office:value-type="string" calcext:value-type="string">
            <text:p>L</text:p>
          </table:table-cell>
          <table:table-cell table:style-name="ce54" office:value-type="string" calcext:value-type="string">
            <text:p>M</text:p>
          </table:table-cell>
          <table:table-cell table:style-name="ce54" office:value-type="string" calcext:value-type="string">
            <text:p>X</text:p>
          </table:table-cell>
          <table:table-cell table:style-name="ce54" office:value-type="string" calcext:value-type="string">
            <text:p>J</text:p>
          </table:table-cell>
          <table:table-cell table:style-name="ce54" office:value-type="string" calcext:value-type="string">
            <text:p>V</text:p>
          </table:table-cell>
          <table:table-cell table:style-name="ce54" office:value-type="string" calcext:value-type="string">
            <text:p>S</text:p>
          </table:table-cell>
          <table:table-cell table:style-name="ce54" office:value-type="string" calcext:value-type="string">
            <text:p>D</text:p>
          </table:table-cell>
          <table:table-cell table:style-name="ce54" office:value-type="string" calcext:value-type="string">
            <text:p>L</text:p>
          </table:table-cell>
          <table:table-cell table:style-name="ce54" office:value-type="string" calcext:value-type="string">
            <text:p>M</text:p>
          </table:table-cell>
          <table:table-cell table:style-name="ce54" office:value-type="string" calcext:value-type="string">
            <text:p>X</text:p>
          </table:table-cell>
          <table:table-cell table:style-name="ce54" office:value-type="string" calcext:value-type="string">
            <text:p>J</text:p>
          </table:table-cell>
          <table:table-cell table:style-name="ce54" office:value-type="string" calcext:value-type="string">
            <text:p>V</text:p>
          </table:table-cell>
          <table:table-cell table:style-name="ce54" office:value-type="string" calcext:value-type="string">
            <text:p>S</text:p>
          </table:table-cell>
          <table:table-cell table:style-name="ce54" office:value-type="string" calcext:value-type="string">
            <text:p>D</text:p>
          </table:table-cell>
          <table:table-cell table:style-name="ce54" office:value-type="string" calcext:value-type="string">
            <text:p>L</text:p>
          </table:table-cell>
          <table:table-cell table:style-name="ce54" office:value-type="string" calcext:value-type="string">
            <text:p>M</text:p>
          </table:table-cell>
          <table:table-cell table:style-name="ce54" office:value-type="string" calcext:value-type="string">
            <text:p>X</text:p>
          </table:table-cell>
          <table:table-cell table:style-name="ce54" office:value-type="string" calcext:value-type="string">
            <text:p>J</text:p>
          </table:table-cell>
          <table:table-cell table:style-name="ce54" office:value-type="string" calcext:value-type="string">
            <text:p>V</text:p>
          </table:table-cell>
          <table:table-cell table:style-name="ce54" office:value-type="string" calcext:value-type="string">
            <text:p>S</text:p>
          </table:table-cell>
          <table:table-cell table:style-name="ce54" office:value-type="string" calcext:value-type="string">
            <text:p>D</text:p>
          </table:table-cell>
          <table:table-cell table:style-name="ce54" office:value-type="string" calcext:value-type="string">
            <text:p>L</text:p>
          </table:table-cell>
          <table:table-cell table:style-name="ce54" office:value-type="string" calcext:value-type="string">
            <text:p>M</text:p>
          </table:table-cell>
          <table:table-cell table:style-name="ce54" office:value-type="string" calcext:value-type="string">
            <text:p>X</text:p>
          </table:table-cell>
          <table:table-cell table:style-name="ce54" office:value-type="string" calcext:value-type="string">
            <text:p>J</text:p>
          </table:table-cell>
          <table:table-cell table:style-name="ce54" office:value-type="string" calcext:value-type="string">
            <text:p>V</text:p>
          </table:table-cell>
          <table:table-cell table:style-name="ce54" office:value-type="string" calcext:value-type="string">
            <text:p>S</text:p>
          </table:table-cell>
          <table:table-cell table:style-name="ce54" office:value-type="string" calcext:value-type="string">
            <text:p>D</text:p>
          </table:table-cell>
          <table:table-cell table:style-name="ce54" office:value-type="string" calcext:value-type="string">
            <text:p>L</text:p>
          </table:table-cell>
          <table:table-cell table:style-name="ce54" office:value-type="string" calcext:value-type="string">
            <text:p>M</text:p>
          </table:table-cell>
          <table:table-cell table:style-name="ce54" office:value-type="string" calcext:value-type="string">
            <text:p>X</text:p>
          </table:table-cell>
          <table:table-cell table:style-name="ce54" office:value-type="string" calcext:value-type="string">
            <text:p>J</text:p>
          </table:table-cell>
          <table:table-cell table:style-name="ce54" office:value-type="string" calcext:value-type="string">
            <text:p>V</text:p>
          </table:table-cell>
          <table:table-cell table:style-name="ce54" office:value-type="string" calcext:value-type="string">
            <text:p>S</text:p>
          </table:table-cell>
          <table:table-cell table:style-name="ce54" office:value-type="string" calcext:value-type="string">
            <text:p>D</text:p>
          </table:table-cell>
          <table:table-cell table:style-name="ce54" office:value-type="string" calcext:value-type="string">
            <text:p>L</text:p>
          </table:table-cell>
          <table:table-cell table:style-name="ce54" office:value-type="string" calcext:value-type="string">
            <text:p>M</text:p>
          </table:table-cell>
          <table:table-cell table:style-name="ce54" office:value-type="string" calcext:value-type="string">
            <text:p>X</text:p>
          </table:table-cell>
          <table:table-cell table:style-name="ce54" office:value-type="string" calcext:value-type="string">
            <text:p>J</text:p>
          </table:table-cell>
          <table:table-cell table:style-name="ce54" office:value-type="string" calcext:value-type="string">
            <text:p>V</text:p>
          </table:table-cell>
          <table:table-cell table:style-name="ce54" office:value-type="string" calcext:value-type="string">
            <text:p>S</text:p>
          </table:table-cell>
          <table:table-cell table:style-name="ce54" office:value-type="string" calcext:value-type="string">
            <text:p>D</text:p>
          </table:table-cell>
          <table:table-cell table:style-name="ce54" office:value-type="string" calcext:value-type="string">
            <text:p>L</text:p>
          </table:table-cell>
          <table:table-cell table:style-name="ce54" office:value-type="string" calcext:value-type="string">
            <text:p>M</text:p>
          </table:table-cell>
          <table:table-cell table:style-name="ce54" office:value-type="string" calcext:value-type="string">
            <text:p>X</text:p>
          </table:table-cell>
          <table:table-cell table:style-name="ce54" office:value-type="string" calcext:value-type="string">
            <text:p>J</text:p>
          </table:table-cell>
          <table:table-cell table:style-name="ce54" office:value-type="string" calcext:value-type="string">
            <text:p>V</text:p>
          </table:table-cell>
          <table:table-cell table:style-name="ce54" office:value-type="string" calcext:value-type="string">
            <text:p>S</text:p>
          </table:table-cell>
          <table:table-cell table:style-name="ce54" office:value-type="string" calcext:value-type="string">
            <text:p>D</text:p>
          </table:table-cell>
          <table:table-cell table:style-name="ce54" office:value-type="string" calcext:value-type="string">
            <text:p>L</text:p>
          </table:table-cell>
          <table:table-cell table:style-name="ce54" office:value-type="string" calcext:value-type="string">
            <text:p>M</text:p>
          </table:table-cell>
          <table:table-cell table:style-name="ce54" office:value-type="string" calcext:value-type="string">
            <text:p>X</text:p>
          </table:table-cell>
          <table:table-cell table:number-columns-repeated="895"/>
        </table:table-row>
        <table:table-row table:style-name="ro1">
          <table:table-cell table:style-name="ce2"/>
          <table:table-cell table:style-name="ce17"/>
          <table:table-cell table:style-name="ce24"/>
          <table:table-cell table:style-name="ce30" table:number-columns-repeated="4"/>
          <table:table-cell table:style-name="ce55"/>
          <table:table-cell table:style-name="ce67"/>
          <table:table-cell table:style-name="ce75" table:number-columns-repeated="2"/>
          <table:table-cell table:style-name="ce55" table:number-columns-repeated="118"/>
          <table:table-cell table:number-columns-repeated="895"/>
        </table:table-row>
        <table:table-row-group>
          <table:table-row table:style-name="ro4">
            <table:table-cell table:style-name="ce8"/>
            <table:table-cell table:style-name="ce18" office:value-type="date" office:date-value="2018-01-01" calcext:value-type="date">
              <text:p>1.1</text:p>
            </table:table-cell>
            <table:table-cell table:style-name="ce25" office:value-type="string" calcext:value-type="string">
              <text:p>Choose research topic</text:p>
            </table:table-cell>
            <table:table-cell table:style-name="ce31" office:value-type="date" office:date-value="2022-02-07" calcext:value-type="date">
              <text:p>07/02/22</text:p>
            </table:table-cell>
            <table:table-cell table:style-name="ce31" office:value-type="date" office:date-value="2022-02-11" calcext:value-type="date">
              <text:p>11/02/22</text:p>
            </table:table-cell>
            <table:table-cell table:style-name="ce35" table:formula="of:=DAYS360([.D13];[.E13])" office:value-type="float" office:value="4" calcext:value-type="float">
              <text:p>4</text:p>
            </table:table-cell>
            <table:table-cell table:style-name="ce39" office:value-type="percentage" office:value="1" calcext:value-type="percentage">
              <text:p>100%</text:p>
            </table:table-cell>
            <table:table-cell table:style-name="ce82" table:number-columns-repeated="5"/>
            <table:table-cell table:style-name="ce72" table:number-columns-repeated="13"/>
            <table:table-cell table:style-name="ce198"/>
            <table:table-cell table:style-name="ce72" table:number-columns-repeated="12"/>
            <table:table-cell table:style-name="ce105"/>
            <table:table-cell table:style-name="ce72" table:number-columns-repeated="19"/>
            <table:table-cell table:style-name="ce94"/>
            <table:table-cell table:style-name="ce72"/>
            <table:table-cell table:style-name="ce105"/>
            <table:table-cell table:style-name="ce72" table:number-columns-repeated="13"/>
            <table:table-cell table:style-name="ce94"/>
            <table:table-cell table:style-name="ce72"/>
            <table:table-cell table:style-name="ce94"/>
            <table:table-cell table:style-name="ce72"/>
            <table:table-cell table:style-name="ce105"/>
            <table:table-cell table:style-name="ce72" table:number-columns-repeated="2"/>
            <table:table-cell table:style-name="ce94" table:number-columns-repeated="2"/>
            <table:table-cell table:style-name="ce72" table:number-columns-repeated="19"/>
            <table:table-cell table:style-name="ce198"/>
            <table:table-cell table:style-name="ce72" table:number-columns-repeated="4"/>
            <table:table-cell table:style-name="ce198"/>
            <table:table-cell table:style-name="ce72" table:number-columns-repeated="6"/>
            <table:table-cell table:style-name="ce198"/>
            <table:table-cell table:style-name="ce72" table:number-columns-repeated="13"/>
            <table:table-cell table:style-name="ce198"/>
            <table:table-cell table:number-columns-repeated="895"/>
          </table:table-row>
          <table:table-row table:style-name="ro4">
            <table:table-cell table:style-name="ce8"/>
            <table:table-cell table:style-name="ce18" office:value-type="date" office:date-value="2021-02-01" calcext:value-type="date">
              <text:p>1.2</text:p>
            </table:table-cell>
            <table:table-cell table:style-name="ce25" office:value-type="string" calcext:value-type="string">
              <text:p>Write Project Plan</text:p>
            </table:table-cell>
            <table:table-cell table:style-name="ce31" office:value-type="date" office:date-value="2022-02-07" calcext:value-type="date">
              <text:p>07/02/22</text:p>
            </table:table-cell>
            <table:table-cell table:style-name="ce31" office:value-type="date" office:date-value="2022-02-25" calcext:value-type="date">
              <text:p>25/02/22</text:p>
            </table:table-cell>
            <table:table-cell table:style-name="ce35" table:formula="of:=DAYS360([.D14];[.E14])" office:value-type="float" office:value="18" calcext:value-type="float">
              <text:p>18</text:p>
            </table:table-cell>
            <table:table-cell table:style-name="ce40" office:value-type="percentage" office:value="1" calcext:value-type="percentage">
              <text:p>100 %</text:p>
            </table:table-cell>
            <table:table-cell table:style-name="ce63" table:number-columns-repeated="18"/>
            <table:table-cell table:style-name="ce198" office:value-type="string" calcext:value-type="string">
              <text:p>1</text:p>
            </table:table-cell>
            <table:table-cell table:style-name="ce72" table:number-columns-repeated="12"/>
            <table:table-cell table:style-name="ce105"/>
            <table:table-cell table:style-name="ce72" table:number-columns-repeated="4"/>
            <table:table-cell table:style-name="ce31" table:number-columns-repeated="2"/>
            <table:table-cell table:style-name="ce72" table:number-columns-repeated="13"/>
            <table:table-cell table:style-name="ce94" table:number-columns-repeated="3"/>
            <table:table-cell table:style-name="ce72" table:number-columns-repeated="14"/>
            <table:table-cell table:style-name="ce94"/>
            <table:table-cell table:style-name="ce72" table:number-columns-repeated="2"/>
            <table:table-cell table:style-name="ce105"/>
            <table:table-cell table:style-name="ce72" table:number-columns-repeated="2"/>
            <table:table-cell table:style-name="ce94" table:number-columns-repeated="2"/>
            <table:table-cell table:style-name="ce72" table:number-columns-repeated="19"/>
            <table:table-cell table:style-name="ce198"/>
            <table:table-cell table:style-name="ce72" table:number-columns-repeated="4"/>
            <table:table-cell table:style-name="ce198"/>
            <table:table-cell table:style-name="ce72" table:number-columns-repeated="6"/>
            <table:table-cell table:style-name="ce198"/>
            <table:table-cell table:style-name="ce72" table:number-columns-repeated="13"/>
            <table:table-cell table:style-name="ce198"/>
            <table:table-cell table:number-columns-repeated="895"/>
          </table:table-row>
          <table:table-row table:style-name="ro4">
            <table:table-cell table:style-name="ce8"/>
            <table:table-cell table:style-name="ce18" office:value-type="date" office:date-value="2024-03-01" calcext:value-type="date">
              <text:p>1.3</text:p>
            </table:table-cell>
            <table:table-cell table:style-name="ce25" office:value-type="string" calcext:value-type="string">
              <text:p>Study previous research</text:p>
            </table:table-cell>
            <table:table-cell table:style-name="ce31" office:value-type="date" office:date-value="2022-02-12" calcext:value-type="date">
              <text:p>12/02/22</text:p>
            </table:table-cell>
            <table:table-cell table:style-name="ce31" office:value-type="date" office:date-value="2022-02-17" calcext:value-type="date">
              <text:p>17/02/22</text:p>
            </table:table-cell>
            <table:table-cell table:style-name="ce35" table:formula="of:=DAYS360([.D15];[.E15])" office:value-type="float" office:value="5" calcext:value-type="float">
              <text:p>5</text:p>
            </table:table-cell>
            <table:table-cell table:style-name="ce40" office:value-type="percentage" office:value="1" calcext:value-type="percentage">
              <text:p>100 %</text:p>
            </table:table-cell>
            <table:table-cell table:style-name="ce56" office:value-type="date" office:date-value="2021-03-17" calcext:value-type="date">
              <text:p>17 March 2021</text:p>
            </table:table-cell>
            <table:table-cell table:style-name="ce68"/>
            <table:table-cell table:style-name="ce72" table:number-columns-repeated="3"/>
            <table:table-cell table:style-name="ce78" table:number-columns-repeated="6"/>
            <table:table-cell table:style-name="ce72" table:number-columns-repeated="7"/>
            <table:table-cell table:style-name="ce198"/>
            <table:table-cell table:style-name="ce72" table:number-columns-repeated="12"/>
            <table:table-cell table:style-name="ce105"/>
            <table:table-cell table:style-name="ce72" table:number-columns-repeated="19"/>
            <table:table-cell table:style-name="ce94" table:number-columns-repeated="4"/>
            <table:table-cell table:style-name="ce72" table:number-columns-repeated="13"/>
            <table:table-cell table:style-name="ce94"/>
            <table:table-cell table:style-name="ce72" table:number-columns-repeated="2"/>
            <table:table-cell table:style-name="ce105"/>
            <table:table-cell table:style-name="ce72" table:number-columns-repeated="2"/>
            <table:table-cell table:style-name="ce94" table:number-columns-repeated="2"/>
            <table:table-cell table:style-name="ce72" table:number-columns-repeated="19"/>
            <table:table-cell table:style-name="ce198"/>
            <table:table-cell table:style-name="ce72" table:number-columns-repeated="4"/>
            <table:table-cell table:style-name="ce198"/>
            <table:table-cell table:style-name="ce72" table:number-columns-repeated="6"/>
            <table:table-cell table:style-name="ce198"/>
            <table:table-cell table:style-name="ce72" table:number-columns-repeated="13"/>
            <table:table-cell table:style-name="ce198"/>
            <table:table-cell table:number-columns-repeated="895"/>
          </table:table-row>
          <table:table-row table:style-name="ro4">
            <table:table-cell table:style-name="ce8"/>
            <table:table-cell table:style-name="ce18" office:value-type="date" office:date-value="2027-04-01" calcext:value-type="date">
              <text:p>1.4</text:p>
            </table:table-cell>
            <table:table-cell table:style-name="ce25" office:value-type="string" calcext:value-type="string">
              <text:p>Resources Retrieval</text:p>
            </table:table-cell>
            <table:table-cell table:style-name="ce31" office:value-type="date" office:date-value="2022-02-22" calcext:value-type="date">
              <text:p>22/02/22</text:p>
            </table:table-cell>
            <table:table-cell table:style-name="ce31" office:value-type="date" office:date-value="2022-03-14" calcext:value-type="date">
              <text:p>14/03/22</text:p>
            </table:table-cell>
            <table:table-cell table:style-name="ce35" table:formula="of:=DAYS360([.D16];[.E16])" office:value-type="float" office:value="22" calcext:value-type="float">
              <text:p>22</text:p>
            </table:table-cell>
            <table:table-cell table:style-name="ce40" office:value-type="percentage" office:value="1" calcext:value-type="percentage">
              <text:p>100 %</text:p>
            </table:table-cell>
            <table:table-cell table:style-name="ce56" office:value-type="date" office:date-value="2021-03-18" calcext:value-type="date">
              <text:p>18 March 2021</text:p>
            </table:table-cell>
            <table:table-cell table:style-name="ce68"/>
            <table:table-cell table:style-name="ce72" table:number-columns-repeated="6"/>
            <table:table-cell table:style-name="ce68" table:number-columns-repeated="7"/>
            <table:table-cell table:style-name="ce63" table:number-columns-repeated="3"/>
            <table:table-cell table:style-name="ce198"/>
            <table:table-cell table:style-name="ce63" table:number-columns-repeated="17"/>
            <table:table-cell table:style-name="ce72" table:number-columns-repeated="15"/>
            <table:table-cell table:style-name="ce94" table:number-columns-repeated="4"/>
            <table:table-cell table:style-name="ce72" table:number-columns-repeated="13"/>
            <table:table-cell table:style-name="ce94"/>
            <table:table-cell table:style-name="ce72" table:number-columns-repeated="2"/>
            <table:table-cell table:style-name="ce105"/>
            <table:table-cell table:style-name="ce72" table:number-columns-repeated="2"/>
            <table:table-cell table:style-name="ce94" table:number-columns-repeated="2"/>
            <table:table-cell table:style-name="ce72" table:number-columns-repeated="19"/>
            <table:table-cell table:style-name="ce198"/>
            <table:table-cell table:style-name="ce72" table:number-columns-repeated="4"/>
            <table:table-cell table:style-name="ce198"/>
            <table:table-cell table:style-name="ce72" table:number-columns-repeated="6"/>
            <table:table-cell table:style-name="ce198"/>
            <table:table-cell table:style-name="ce72" table:number-columns-repeated="13"/>
            <table:table-cell table:style-name="ce198"/>
            <table:table-cell table:number-columns-repeated="895"/>
          </table:table-row>
          <table:table-row table:style-name="ro4">
            <table:table-cell table:style-name="ce8"/>
            <table:table-cell table:style-name="ce18" office:value-type="date" office:date-value="2030-05-01" calcext:value-type="date">
              <text:p>1.5</text:p>
            </table:table-cell>
            <table:table-cell table:style-name="ce25" office:value-type="string" calcext:value-type="string">
              <text:p>Environment Setup</text:p>
            </table:table-cell>
            <table:table-cell table:style-name="ce31" office:value-type="date" office:date-value="2022-03-10" calcext:value-type="date">
              <text:p>10/03/22</text:p>
            </table:table-cell>
            <table:table-cell table:style-name="ce31" office:value-type="date" office:date-value="2022-03-16" calcext:value-type="date">
              <text:p>16/03/22</text:p>
            </table:table-cell>
            <table:table-cell table:style-name="ce35" table:formula="of:=DAYS360([.D17];[.E17])" office:value-type="float" office:value="6" calcext:value-type="float">
              <text:p>6</text:p>
            </table:table-cell>
            <table:table-cell table:style-name="ce40" office:value-type="percentage" office:value="1" calcext:value-type="percentage">
              <text:p>100 %</text:p>
            </table:table-cell>
            <table:table-cell table:style-name="ce56" office:value-type="date" office:date-value="2021-03-19" calcext:value-type="date">
              <text:p>19 March 2021</text:p>
            </table:table-cell>
            <table:table-cell table:style-name="ce68"/>
            <table:table-cell table:style-name="ce72" table:number-columns-repeated="3"/>
            <table:table-cell table:style-name="ce68"/>
            <table:table-cell table:style-name="ce72" table:number-columns-repeated="12"/>
            <table:table-cell table:style-name="ce198"/>
            <table:table-cell table:style-name="ce72" table:number-columns-repeated="12"/>
            <table:table-cell table:style-name="ce78" table:number-columns-repeated="7"/>
            <table:table-cell table:style-name="ce72" table:number-columns-repeated="13"/>
            <table:table-cell table:style-name="ce94" table:number-columns-repeated="4"/>
            <table:table-cell table:style-name="ce72" table:number-columns-repeated="12"/>
            <table:table-cell table:style-name="ce94" table:number-columns-repeated="2"/>
            <table:table-cell table:style-name="ce72" table:number-columns-repeated="5"/>
            <table:table-cell table:style-name="ce94" table:number-columns-repeated="2"/>
            <table:table-cell table:style-name="ce72" table:number-columns-repeated="19"/>
            <table:table-cell table:style-name="ce198"/>
            <table:table-cell table:style-name="ce72" table:number-columns-repeated="4"/>
            <table:table-cell table:style-name="ce198"/>
            <table:table-cell table:style-name="ce72" table:number-columns-repeated="6"/>
            <table:table-cell table:style-name="ce198"/>
            <table:table-cell table:style-name="ce72" table:number-columns-repeated="13"/>
            <table:table-cell table:style-name="ce198"/>
            <table:table-cell table:number-columns-repeated="895"/>
          </table:table-row>
          <table:table-row table:style-name="ro4">
            <table:table-cell table:style-name="ce8"/>
            <table:table-cell table:style-name="ce18" office:value-type="date" office:date-value="2033-06-01" calcext:value-type="date">
              <text:p>1.6</text:p>
            </table:table-cell>
            <table:table-cell table:style-name="ce25" office:value-type="string" calcext:value-type="string">
              <text:p>Implement basic models and test</text:p>
            </table:table-cell>
            <table:table-cell table:style-name="ce31" office:value-type="date" office:date-value="2022-03-17" calcext:value-type="date">
              <text:p>17/03/22</text:p>
            </table:table-cell>
            <table:table-cell table:style-name="ce31" office:value-type="date" office:date-value="2022-04-10" calcext:value-type="date">
              <text:p>10/04/22</text:p>
            </table:table-cell>
            <table:table-cell table:style-name="ce35" table:formula="of:=DAYS360([.D18];[.E18])" office:value-type="float" office:value="23" calcext:value-type="float">
              <text:p>23</text:p>
            </table:table-cell>
            <table:table-cell table:style-name="ce40" office:value-type="percentage" office:value="1" calcext:value-type="percentage">
              <text:p>100 %</text:p>
            </table:table-cell>
            <table:table-cell table:style-name="ce56" office:value-type="date" office:date-value="2021-03-20" calcext:value-type="date">
              <text:p>20 March 2021</text:p>
            </table:table-cell>
            <table:table-cell table:style-name="ce68"/>
            <table:table-cell table:style-name="ce72" table:number-columns-repeated="2"/>
            <table:table-cell table:style-name="ce68" table:number-columns-repeated="2"/>
            <table:table-cell table:style-name="ce72" table:number-columns-repeated="12"/>
            <table:table-cell table:style-name="ce198"/>
            <table:table-cell table:style-name="ce72" table:number-columns-repeated="12"/>
            <table:table-cell table:style-name="ce105" table:number-columns-repeated="7"/>
            <table:table-cell table:style-name="ce63" table:number-columns-repeated="25"/>
            <table:table-cell table:style-name="ce105"/>
            <table:table-cell table:style-name="ce72" table:number-columns-repeated="3"/>
            <table:table-cell table:style-name="ce94" table:number-columns-repeated="2"/>
            <table:table-cell table:style-name="ce72" table:number-columns-repeated="5"/>
            <table:table-cell table:style-name="ce94" table:number-columns-repeated="2"/>
            <table:table-cell table:style-name="ce72" table:number-columns-repeated="19"/>
            <table:table-cell table:style-name="ce198"/>
            <table:table-cell table:style-name="ce72" table:number-columns-repeated="4"/>
            <table:table-cell table:style-name="ce198"/>
            <table:table-cell table:style-name="ce72" table:number-columns-repeated="6"/>
            <table:table-cell table:style-name="ce198"/>
            <table:table-cell table:style-name="ce72" table:number-columns-repeated="13"/>
            <table:table-cell table:style-name="ce198"/>
            <table:table-cell table:number-columns-repeated="895"/>
          </table:table-row>
          <table:table-row table:style-name="ro4">
            <table:table-cell table:style-name="ce8"/>
            <table:table-cell table:style-name="ce18" office:value-type="date" office:date-value="2036-07-01" calcext:value-type="date">
              <text:p>1.7</text:p>
            </table:table-cell>
            <table:table-cell table:style-name="ce25" office:value-type="string" calcext:value-type="string">
              <text:p>Define properly heuristics to use</text:p>
            </table:table-cell>
            <table:table-cell table:style-name="ce31" office:value-type="date" office:date-value="2022-04-08" calcext:value-type="date">
              <text:p>08/04/22</text:p>
            </table:table-cell>
            <table:table-cell table:style-name="ce31" office:value-type="date" office:date-value="2022-04-17" calcext:value-type="date">
              <text:p>17/04/22</text:p>
            </table:table-cell>
            <table:table-cell table:style-name="ce35" table:formula="of:=DAYS360([.D19];[.E19])" office:value-type="float" office:value="9" calcext:value-type="float">
              <text:p>9</text:p>
            </table:table-cell>
            <table:table-cell table:style-name="ce41" office:value-type="percentage" office:value="1" calcext:value-type="percentage">
              <text:p>100 %</text:p>
            </table:table-cell>
            <table:table-cell table:style-name="ce56" office:value-type="date" office:date-value="2021-03-21" calcext:value-type="date">
              <text:p>21 March 2021</text:p>
            </table:table-cell>
            <table:table-cell table:style-name="ce68"/>
            <table:table-cell table:style-name="ce72" table:number-columns-repeated="16"/>
            <table:table-cell table:style-name="ce198"/>
            <table:table-cell table:style-name="ce72" table:number-columns-repeated="12"/>
            <table:table-cell table:style-name="ce105" table:number-columns-repeated="29"/>
            <table:table-cell table:style-name="ce78" table:number-columns-repeated="10"/>
            <table:table-cell table:style-name="ce72" table:number-columns-repeated="4"/>
            <table:table-cell table:style-name="ce94" table:number-columns-repeated="2"/>
            <table:table-cell table:style-name="ce72" table:number-columns-repeated="19"/>
            <table:table-cell table:style-name="ce198"/>
            <table:table-cell table:style-name="ce72" table:number-columns-repeated="4"/>
            <table:table-cell table:style-name="ce198"/>
            <table:table-cell table:style-name="ce72" table:number-columns-repeated="6"/>
            <table:table-cell table:style-name="ce198"/>
            <table:table-cell table:style-name="ce72" table:number-columns-repeated="13"/>
            <table:table-cell table:style-name="ce198"/>
            <table:table-cell table:number-columns-repeated="895"/>
          </table:table-row>
          <table:table-row table:style-name="ro4">
            <table:table-cell table:style-name="ce8"/>
            <table:table-cell table:style-name="ce18" office:value-type="date" office:date-value="2039-08-01" calcext:value-type="date">
              <text:p>1.8</text:p>
            </table:table-cell>
            <table:table-cell table:style-name="ce25" office:value-type="string" calcext:value-type="string">
              <text:p>Extend basic models with heuristics</text:p>
            </table:table-cell>
            <table:table-cell table:style-name="ce31" office:value-type="date" office:date-value="2022-04-15" calcext:value-type="date">
              <text:p>15/04/22</text:p>
            </table:table-cell>
            <table:table-cell table:style-name="ce31" office:value-type="date" office:date-value="2022-05-01" calcext:value-type="date">
              <text:p>01/05/22</text:p>
            </table:table-cell>
            <table:table-cell table:style-name="ce35" table:formula="of:=DAYS360([.D20];[.E20])" office:value-type="float" office:value="16" calcext:value-type="float">
              <text:p>16</text:p>
            </table:table-cell>
            <table:table-cell table:style-name="ce40" office:value-type="percentage" office:value="1" calcext:value-type="percentage">
              <text:p>100 %</text:p>
            </table:table-cell>
            <table:table-cell table:style-name="ce56" office:value-type="date" office:date-value="2021-03-22" calcext:value-type="date">
              <text:p>22 March 2021</text:p>
            </table:table-cell>
            <table:table-cell table:style-name="ce68"/>
            <table:table-cell table:style-name="ce72" table:number-columns-repeated="16"/>
            <table:table-cell table:style-name="ce198"/>
            <table:table-cell table:style-name="ce72" table:number-columns-repeated="12"/>
            <table:table-cell table:style-name="ce94" table:number-columns-repeated="22"/>
            <table:table-cell table:style-name="ce72" table:number-columns-repeated="2"/>
            <table:table-cell table:style-name="ce105" table:number-columns-repeated="12"/>
            <table:table-cell table:style-name="ce63" table:number-columns-repeated="17"/>
            <table:table-cell table:style-name="ce72" table:number-columns-repeated="11"/>
            <table:table-cell table:style-name="ce198"/>
            <table:table-cell table:style-name="ce72" table:number-columns-repeated="4"/>
            <table:table-cell table:style-name="ce198"/>
            <table:table-cell table:style-name="ce72" table:number-columns-repeated="6"/>
            <table:table-cell table:style-name="ce198"/>
            <table:table-cell table:style-name="ce72" table:number-columns-repeated="13"/>
            <table:table-cell table:style-name="ce198"/>
            <table:table-cell table:number-columns-repeated="895"/>
          </table:table-row>
          <table:table-row table:style-name="ro4">
            <table:table-cell table:style-name="ce8"/>
            <table:table-cell table:style-name="ce18" office:value-type="date" office:date-value="2042-09-01" calcext:value-type="date">
              <text:p>1.9</text:p>
            </table:table-cell>
            <table:table-cell table:style-name="ce25" office:value-type="string" calcext:value-type="string">
              <text:p>Experiment and acquire metrics</text:p>
            </table:table-cell>
            <table:table-cell table:style-name="ce31" office:value-type="date" office:date-value="2022-04-03" calcext:value-type="date">
              <text:p>03/04/22</text:p>
            </table:table-cell>
            <table:table-cell table:style-name="ce31" office:value-type="date" office:date-value="2022-05-08" calcext:value-type="date">
              <text:p>08/05/22</text:p>
            </table:table-cell>
            <table:table-cell table:style-name="ce35" table:formula="of:=DAYS360([.D21];[.E21])" office:value-type="float" office:value="35" calcext:value-type="float">
              <text:p>35</text:p>
            </table:table-cell>
            <table:table-cell table:style-name="ce41" office:value-type="percentage" office:value="1" calcext:value-type="percentage">
              <text:p>100 %</text:p>
            </table:table-cell>
            <table:table-cell table:style-name="ce56" office:value-type="date" office:date-value="2021-03-23" calcext:value-type="date">
              <text:p>23 March 2021</text:p>
            </table:table-cell>
            <table:table-cell table:style-name="ce68"/>
            <table:table-cell table:style-name="ce72" table:number-columns-repeated="16"/>
            <table:table-cell table:style-name="ce198"/>
            <table:table-cell table:style-name="ce72" table:number-columns-repeated="12"/>
            <table:table-cell table:style-name="ce105"/>
            <table:table-cell table:style-name="ce72" table:number-columns-repeated="19"/>
            <table:table-cell table:style-name="ce94" table:number-columns-repeated="2"/>
            <table:table-cell table:style-name="ce72" table:number-columns-repeated="2"/>
            <table:table-cell table:style-name="ce78" table:number-columns-repeated="36"/>
            <table:table-cell table:style-name="ce72" table:number-columns-repeated="4"/>
            <table:table-cell table:style-name="ce198"/>
            <table:table-cell table:style-name="ce72" table:number-columns-repeated="4"/>
            <table:table-cell table:style-name="ce198"/>
            <table:table-cell table:style-name="ce72" table:number-columns-repeated="6"/>
            <table:table-cell table:style-name="ce198"/>
            <table:table-cell table:style-name="ce72" table:number-columns-repeated="13"/>
            <table:table-cell table:style-name="ce198"/>
            <table:table-cell table:number-columns-repeated="895"/>
          </table:table-row>
          <table:table-row table:style-name="ro4">
            <table:table-cell table:style-name="ce8"/>
            <table:table-cell table:style-name="ce18"/>
            <table:table-cell table:style-name="ce25" office:value-type="string" calcext:value-type="string">
              <text:p>Analysis</text:p>
            </table:table-cell>
            <table:table-cell table:style-name="ce31" office:value-type="date" office:date-value="2022-05-05" calcext:value-type="date">
              <text:p>05/05/22</text:p>
            </table:table-cell>
            <table:table-cell table:style-name="ce31" office:value-type="date" office:date-value="2022-05-14" calcext:value-type="date">
              <text:p>14/05/22</text:p>
            </table:table-cell>
            <table:table-cell table:style-name="ce35" table:formula="of:=DAYS360([.D22];[.E22])" office:value-type="float" office:value="9" calcext:value-type="float">
              <text:p>9</text:p>
            </table:table-cell>
            <table:table-cell table:style-name="ce41"/>
            <table:table-cell table:style-name="ce56"/>
            <table:table-cell table:style-name="ce68"/>
            <table:table-cell table:style-name="ce72" table:number-columns-repeated="16"/>
            <table:table-cell table:style-name="ce198"/>
            <table:table-cell table:style-name="ce72" table:number-columns-repeated="12"/>
            <table:table-cell table:style-name="ce105"/>
            <table:table-cell table:style-name="ce72" table:number-columns-repeated="19"/>
            <table:table-cell table:style-name="ce94" table:number-columns-repeated="2"/>
            <table:table-cell table:style-name="ce72" table:number-columns-repeated="2"/>
            <table:table-cell table:style-name="ce105" table:number-columns-repeated="14"/>
            <table:table-cell table:style-name="ce72" table:number-columns-repeated="5"/>
            <table:table-cell table:style-name="ce94" table:number-columns-repeated="2"/>
            <table:table-cell table:style-name="ce72" table:number-columns-repeated="11"/>
            <table:table-cell table:style-name="ce63" table:number-columns-repeated="8"/>
            <table:table-cell table:style-name="ce198"/>
            <table:table-cell table:style-name="ce63"/>
            <table:table-cell table:style-name="ce72" table:number-columns-repeated="3"/>
            <table:table-cell table:style-name="ce198"/>
            <table:table-cell table:style-name="ce72" table:number-columns-repeated="6"/>
            <table:table-cell table:style-name="ce198"/>
            <table:table-cell table:style-name="ce72" table:number-columns-repeated="13"/>
            <table:table-cell table:style-name="ce198"/>
            <table:table-cell table:number-columns-repeated="895"/>
          </table:table-row>
          <table:table-row table:style-name="ro4">
            <table:table-cell table:style-name="ce8"/>
            <table:table-cell table:style-name="ce18"/>
            <table:table-cell table:style-name="ce25" office:value-type="string" calcext:value-type="string">
              <text:p>Report</text:p>
            </table:table-cell>
            <table:table-cell table:style-name="ce31" office:value-type="date" office:date-value="2022-05-05" calcext:value-type="date">
              <text:p>05/05/22</text:p>
            </table:table-cell>
            <table:table-cell table:style-name="ce31" office:value-type="date" office:date-value="2022-06-08" calcext:value-type="date">
              <text:p>08/06/22</text:p>
            </table:table-cell>
            <table:table-cell table:style-name="ce35" table:formula="of:=DAYS360([.D23];[.E23])" office:value-type="float" office:value="33" calcext:value-type="float">
              <text:p>33</text:p>
            </table:table-cell>
            <table:table-cell table:style-name="ce41"/>
            <table:table-cell table:style-name="ce56"/>
            <table:table-cell table:style-name="ce68"/>
            <table:table-cell table:style-name="ce72" table:number-columns-repeated="16"/>
            <table:table-cell table:style-name="ce198"/>
            <table:table-cell table:style-name="ce72" table:number-columns-repeated="12"/>
            <table:table-cell table:style-name="ce105"/>
            <table:table-cell table:style-name="ce72" table:number-columns-repeated="19"/>
            <table:table-cell table:style-name="ce94" table:number-columns-repeated="2"/>
            <table:table-cell table:style-name="ce72" table:number-columns-repeated="2"/>
            <table:table-cell table:style-name="ce105" table:number-columns-repeated="14"/>
            <table:table-cell table:style-name="ce72" table:number-columns-repeated="5"/>
            <table:table-cell table:style-name="ce94" table:number-columns-repeated="2"/>
            <table:table-cell table:style-name="ce72" table:number-columns-repeated="11"/>
            <table:table-cell table:style-name="ce78" table:number-columns-repeated="8"/>
            <table:table-cell table:style-name="ce198" office:value-type="float" office:value="2" calcext:value-type="float">
              <text:p>2</text:p>
            </table:table-cell>
            <table:table-cell table:style-name="ce78" table:number-columns-repeated="4"/>
            <table:table-cell table:style-name="ce198" office:value-type="float" office:value="3" calcext:value-type="float">
              <text:p>3</text:p>
            </table:table-cell>
            <table:table-cell table:style-name="ce72" table:number-columns-repeated="6"/>
            <table:table-cell table:style-name="ce198"/>
            <table:table-cell table:style-name="ce78" table:number-columns-repeated="13"/>
            <table:table-cell table:style-name="ce198" office:value-type="float" office:value="6" calcext:value-type="float">
              <text:p>6</text:p>
            </table:table-cell>
            <table:table-cell table:number-columns-repeated="895"/>
          </table:table-row>
          <table:table-row table:style-name="ro4">
            <table:table-cell table:style-name="ce8"/>
            <table:table-cell table:style-name="ce18"/>
            <table:table-cell table:style-name="ce25" office:value-type="string" calcext:value-type="string">
              <text:p>Peer review</text:p>
            </table:table-cell>
            <table:table-cell table:style-name="ce31" office:value-type="date" office:date-value="2022-05-19" calcext:value-type="date">
              <text:p>19/05/22</text:p>
            </table:table-cell>
            <table:table-cell table:style-name="ce31" office:value-type="date" office:date-value="2022-05-25" calcext:value-type="date">
              <text:p>25/05/22</text:p>
            </table:table-cell>
            <table:table-cell table:style-name="ce35" table:formula="of:=DAYS360([.D24];[.E24])" office:value-type="float" office:value="6" calcext:value-type="float">
              <text:p>6</text:p>
            </table:table-cell>
            <table:table-cell table:style-name="ce41"/>
            <table:table-cell table:style-name="ce56"/>
            <table:table-cell table:style-name="ce68"/>
            <table:table-cell table:style-name="ce72" table:number-columns-repeated="16"/>
            <table:table-cell table:style-name="ce198"/>
            <table:table-cell table:style-name="ce72" table:number-columns-repeated="12"/>
            <table:table-cell table:style-name="ce105"/>
            <table:table-cell table:style-name="ce72" table:number-columns-repeated="19"/>
            <table:table-cell table:style-name="ce94" table:number-columns-repeated="2"/>
            <table:table-cell table:style-name="ce72" table:number-columns-repeated="2"/>
            <table:table-cell table:style-name="ce105" table:number-columns-repeated="14"/>
            <table:table-cell table:style-name="ce72" table:number-columns-repeated="5"/>
            <table:table-cell table:style-name="ce94" table:number-columns-repeated="2"/>
            <table:table-cell table:style-name="ce72" table:number-columns-repeated="19"/>
            <table:table-cell table:style-name="ce198"/>
            <table:table-cell table:style-name="ce72" table:number-columns-repeated="4"/>
            <table:table-cell table:style-name="ce198"/>
            <table:table-cell table:style-name="ce63" table:number-columns-repeated="6"/>
            <table:table-cell table:style-name="ce198" office:value-type="float" office:value="4" calcext:value-type="float">
              <text:p>4</text:p>
            </table:table-cell>
            <table:table-cell table:style-name="ce72" table:number-columns-repeated="13"/>
            <table:table-cell table:style-name="ce198"/>
            <table:table-cell table:number-columns-repeated="895"/>
          </table:table-row>
          <table:table-row table:style-name="ro4">
            <table:table-cell table:style-name="ce8"/>
            <table:table-cell table:style-name="ce18"/>
            <table:table-cell table:style-name="ce25" office:value-type="string" calcext:value-type="string">
              <text:p>Presentation</text:p>
            </table:table-cell>
            <table:table-cell table:style-name="ce31" office:value-type="date" office:date-value="2022-05-25" calcext:value-type="date">
              <text:p>25/05/22</text:p>
            </table:table-cell>
            <table:table-cell table:style-name="ce31" office:value-type="date" office:date-value="2022-06-01" calcext:value-type="date">
              <text:p>01/06/22</text:p>
            </table:table-cell>
            <table:table-cell table:style-name="ce35" table:formula="of:=DAYS360([.D25];[.E25])" office:value-type="float" office:value="6" calcext:value-type="float">
              <text:p>6</text:p>
            </table:table-cell>
            <table:table-cell table:style-name="ce41"/>
            <table:table-cell table:style-name="ce56"/>
            <table:table-cell table:style-name="ce68"/>
            <table:table-cell table:style-name="ce72" table:number-columns-repeated="16"/>
            <table:table-cell table:style-name="ce198"/>
            <table:table-cell table:style-name="ce72" table:number-columns-repeated="12"/>
            <table:table-cell table:style-name="ce105"/>
            <table:table-cell table:style-name="ce72" table:number-columns-repeated="19"/>
            <table:table-cell table:style-name="ce94" table:number-columns-repeated="2"/>
            <table:table-cell table:style-name="ce72" table:number-columns-repeated="2"/>
            <table:table-cell table:style-name="ce105" table:number-columns-repeated="14"/>
            <table:table-cell table:style-name="ce72" table:number-columns-repeated="5"/>
            <table:table-cell table:style-name="ce94" table:number-columns-repeated="2"/>
            <table:table-cell table:style-name="ce72" table:number-columns-repeated="19"/>
            <table:table-cell table:style-name="ce198"/>
            <table:table-cell table:style-name="ce72" table:number-columns-repeated="4"/>
            <table:table-cell table:style-name="ce198"/>
            <table:table-cell table:style-name="ce72" table:number-columns-repeated="6"/>
            <table:table-cell table:style-name="ce198"/>
            <table:table-cell table:style-name="ce78" table:number-columns-repeated="4"/>
            <table:table-cell table:style-name="ce207"/>
            <table:table-cell table:style-name="ce207" office:value-type="float" office:value="5" calcext:value-type="float">
              <text:p>5</text:p>
            </table:table-cell>
            <table:table-cell table:style-name="ce207"/>
            <table:table-cell table:style-name="ce72" table:number-columns-repeated="6"/>
            <table:table-cell table:style-name="ce198"/>
            <table:table-cell table:number-columns-repeated="895"/>
          </table:table-row>
        </table:table-row-group>
        <table:table-row table:style-name="ro2">
          <table:table-cell table:style-name="ce2"/>
          <table:table-cell table:style-name="ce19" table:number-columns-repeated="5"/>
          <table:table-cell table:style-name="ce42"/>
          <table:table-cell table:style-name="ce57" table:number-columns-repeated="78"/>
          <table:table-cell/>
          <table:table-cell table:style-name="ce2"/>
          <table:table-cell table:number-columns-repeated="937"/>
        </table:table-row>
        <table:table-row table:style-name="ro5">
          <table:table-cell table:number-columns-repeated="7"/>
          <table:table-cell table:style-name="ce179" office:value-type="string" calcext:value-type="string" table:number-columns-spanned="34" table:number-rows-spanned="1">
            <text:p>NOTES</text:p>
          </table:table-cell>
          <table:covered-table-cell table:style-name="ce186"/>
          <table:covered-table-cell table:number-columns-repeated="32"/>
          <table:table-cell table:number-columns-repeated="983"/>
        </table:table-row>
        <table:table-row table:style-name="ro5">
          <table:table-cell table:number-columns-repeated="7"/>
          <table:table-cell table:style-name="ce180" office:value-type="float" office:value="1" calcext:value-type="float">
            <text:p>1</text:p>
          </table:table-cell>
          <table:table-cell/>
          <table:table-cell table:style-name="ce186" office:value-type="string" calcext:value-type="string" table:number-columns-spanned="32" table:number-rows-spanned="1">
            <text:p>Hand-in of project specification </text:p>
          </table:table-cell>
          <table:covered-table-cell table:number-columns-repeated="31" table:style-name="ce180"/>
          <table:table-cell table:number-columns-repeated="983"/>
        </table:table-row>
        <table:table-row table:style-name="ro5">
          <table:table-cell table:number-columns-repeated="7"/>
          <table:table-cell office:value-type="float" office:value="2" calcext:value-type="float">
            <text:p>2</text:p>
          </table:table-cell>
          <table:table-cell/>
          <table:table-cell table:style-name="ce186" office:value-type="string" calcext:value-type="string" table:number-columns-spanned="32" table:number-rows-spanned="1">
            <text:p>Submission of Public Science Abstract</text:p>
          </table:table-cell>
          <table:covered-table-cell table:number-columns-repeated="31" table:style-name="ce180"/>
          <table:table-cell table:number-columns-repeated="983"/>
        </table:table-row>
        <table:table-row table:style-name="ro5">
          <table:table-cell table:number-columns-repeated="7"/>
          <table:table-cell office:value-type="float" office:value="3" calcext:value-type="float">
            <text:p>3</text:p>
          </table:table-cell>
          <table:table-cell/>
          <table:table-cell table:style-name="ce186" office:value-type="string" calcext:value-type="string" table:number-columns-spanned="32" table:number-rows-spanned="1">
            <text:p>Hand-in of students' reports for peer review</text:p>
          </table:table-cell>
          <table:covered-table-cell table:number-columns-repeated="31" table:style-name="ce180"/>
          <table:table-cell table:number-columns-repeated="983"/>
        </table:table-row>
        <table:table-row table:style-name="ro5">
          <table:table-cell table:number-columns-repeated="7"/>
          <table:table-cell office:value-type="float" office:value="4" calcext:value-type="float">
            <text:p>4</text:p>
          </table:table-cell>
          <table:table-cell/>
          <table:table-cell table:style-name="ce186" office:value-type="string" calcext:value-type="string" table:number-columns-spanned="32" table:number-rows-spanned="1">
            <text:p>Hand-in of students' peer reviews </text:p>
          </table:table-cell>
          <table:covered-table-cell table:number-columns-repeated="31" table:style-name="ce180"/>
          <table:table-cell table:number-columns-repeated="983"/>
        </table:table-row>
        <table:table-row table:style-name="ro5">
          <table:table-cell table:number-columns-repeated="7"/>
          <table:table-cell office:value-type="float" office:value="5" calcext:value-type="float">
            <text:p>5</text:p>
          </table:table-cell>
          <table:table-cell/>
          <table:table-cell table:style-name="ce186" office:value-type="string" calcext:value-type="string" table:number-columns-spanned="32" table:number-rows-spanned="1">
            <text:p>Student conference</text:p>
          </table:table-cell>
          <table:covered-table-cell table:number-columns-repeated="31" table:style-name="ce180"/>
          <table:table-cell table:number-columns-repeated="983"/>
        </table:table-row>
        <table:table-row table:style-name="ro5">
          <table:table-cell table:number-columns-repeated="7"/>
          <table:table-cell office:value-type="float" office:value="6" calcext:value-type="float">
            <text:p>6</text:p>
          </table:table-cell>
          <table:table-cell/>
          <table:table-cell table:style-name="ce186" office:value-type="string" calcext:value-type="string" table:number-columns-spanned="32" table:number-rows-spanned="1">
            <text:p>Hand-in of students' final reports</text:p>
          </table:table-cell>
          <table:covered-table-cell table:number-columns-repeated="31" table:style-name="ce180"/>
          <table:table-cell table:number-columns-repeated="983"/>
        </table:table-row>
        <table:table-row table:style-name="ro5" table:number-rows-repeated="1048521">
          <table:table-cell table:number-columns-repeated="1024"/>
        </table:table-row>
        <table:table-row table:style-name="ro6" table:number-rows-repeated="21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'Diagrama de Gantt'.G13:'Diagrama de Gantt'.G26">
            <calcext:color-scale>
              <calcext:color-scale-entry calcext:value="0" calcext:type="percent" calcext:color="#ffffff"/>
              <calcext:color-scale-entry calcext:value="100" calcext:type="percent" calcext:color="#6aa84f"/>
            </calcext:color-scale>
          </calcext:conditional-format>
          <calcext:conditional-format calcext:target-range-address="'Diagrama de Gantt'.H13:'Diagrama de Gantt'.L13">
            <calcext:condition calcext:apply-style-name="ConditionalStyle_1" calcext:value="formula-is(LEN(TRIM([.H13]))&gt;0)" calcext:base-cell-address="'Diagrama de Gantt'.H1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KaitiM GB" svg:font-family="'AR PL KaitiM GB'" style:font-family-generic="system" style:font-pitch="variable"/>
    <style:font-face style:name="Arial" svg:font-family="Arial"/>
    <style:font-face style:name="Cambria" svg:font-family="Cambria"/>
    <style:font-face style:name="Century Gothic" svg:font-family="'Century Gothic'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Poppins" svg:font-family="Poppins"/>
    <style:font-face style:name="Roboto" svg:font-family="Roboto"/>
    <style:font-face style:name="Roboto1" svg:font-family="Roboto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15">
      <number:text>$</number:text>
      <number:number number:decimal-places="2" number:min-decimal-places="2" number:min-integer-digits="1" number:grouping="true"/>
    </number:number-style>
    <number:date-style style:name="N116">
      <number:day/>
      <number:text>.</number:text>
      <number:month/>
    </number:date-style>
    <number:percentage-style style:name="N117">
      <number:number number:decimal-places="0" number:min-decimal-places="0" number:min-integer-digits="1"/>
      <number:text> %</number:text>
    </number:percentage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ConditionalStyle_5f_1" style:display-name="ConditionalStyle_1" style:family="table-cell" style:parent-style-name="Default">
      <style:table-cell-properties fo:background-color="#b7e1c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905cm" fo:margin-bottom="1.905cm" fo:margin-left="1.778cm" fo:margin-right="1.778cm" style:print-page-order="ltr" style:first-page-number="continue" style:scale-to-X="1" style:table-centering="horizontal" style:writing-mode="lr-tb" style:print="charts drawings objects zero-values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5">00/00/0000</text:date>, <text:time style:data-style-name="N2" text:time-value="11:05:28.31290824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Diagrama_20_de_20_Gantt" style:display-name="PageStyle_Diagrama de Gant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2.2$Linux_X86_64 LibreOffice_project/20$Build-2</meta:generator>
    <meta:print-date>2022-02-25T12:47:48.852172690</meta:print-date>
    <dc:date>2022-02-25T13:51:44.881971143</dc:date>
    <meta:editing-duration>PT59M30S</meta:editing-duration>
    <meta:editing-cycles>2</meta:editing-cycles>
    <meta:document-statistic meta:table-count="1" meta:cell-count="379" meta:object-count="0"/>
  </office:meta>
</office:document-meta>
</file>